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75cm"/>
    </style:style>
    <style:style style:name="co2" style:family="table-column">
      <style:table-column-properties fo:break-before="auto" style:column-width="3.415cm"/>
    </style:style>
    <style:style style:name="co3" style:family="table-column">
      <style:table-column-properties fo:break-before="auto" style:column-width="6.5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35cm"/>
    </style:style>
    <style:style style:name="co6" style:family="table-column">
      <style:table-column-properties fo:break-before="auto" style:column-width="8.59cm"/>
    </style:style>
    <style:style style:name="co7" style:family="table-column">
      <style:table-column-properties fo:break-before="auto" style:column-width="3.242cm"/>
    </style:style>
    <style:style style:name="co8" style:family="table-column">
      <style:table-column-properties fo:break-before="auto" style:column-width="3.515cm"/>
    </style:style>
    <style:style style:name="co9" style:family="table-column">
      <style:table-column-properties fo:break-before="auto" style:column-width="3.02cm"/>
    </style:style>
    <style:style style:name="co10" style:family="table-column">
      <style:table-column-properties fo:break-before="auto" style:column-width="3.341cm"/>
    </style:style>
    <style:style style:name="co11" style:family="table-column">
      <style:table-column-properties fo:break-before="auto" style:column-width="4.447cm"/>
    </style:style>
    <style:style style:name="co12" style:family="table-column">
      <style:table-column-properties fo:break-before="auto" style:column-width="3.6cm"/>
    </style:style>
    <style:style style:name="co13" style:family="table-column">
      <style:table-column-properties fo:break-before="auto" style:column-width="3.4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6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674cm" fo:break-before="auto" style:use-optimal-row-height="true"/>
    </style:style>
    <style:style style:name="ro7" style:family="table-row">
      <style:table-row-properties style:row-height="1.268cm" fo:break-before="auto" style:use-optimal-row-height="true"/>
    </style:style>
    <style:style style:name="ro8" style:family="table-row">
      <style:table-row-properties style:row-height="2.081cm" fo:break-before="auto" style:use-optimal-row-height="true"/>
    </style:style>
    <style:style style:name="ro9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61"/>
    <style:style style:name="ce11" style:family="table-cell" style:parent-style-name="Default" style:data-style-name="N44"/>
    <style:style style:name="ce12" style:family="table-cell" style:parent-style-name="Default" style:data-style-name="N2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wrap-option="wrap"/>
    </style:style>
    <style:style style:name="ce18" style:family="table-cell" style:parent-style-name="Default" style:data-style-name="N4"/>
    <style:style style:name="ce19" style:family="table-cell" style:parent-style-name="Default" style:data-style-name="N4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0" style:family="table-cell" style:parent-style-name="Default" style:data-style-name="N4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21" style:family="table-cell" style:parent-style-name="Default" style:data-style-name="N3">
      <style:table-cell-properties fo:border-bottom="none" fo:wrap-option="wrap" fo:border-left="0.06pt solid #000000" fo:border-right="none" fo:border-top="none"/>
    </style:style>
    <style:style style:name="ce22" style:family="table-cell" style:parent-style-name="Default" style:data-style-name="N4">
      <style:table-cell-properties fo:border-bottom="0.06pt solid #000000" fo:wrap-option="wrap" fo:border-left="0.06pt solid #000000" fo:border-right="none" fo:border-top="none"/>
    </style:style>
    <style:style style:name="ce23" style:family="table-cell" style:parent-style-name="Default" style:data-style-name="N4">
      <style:table-cell-properties fo:border-bottom="none" fo:wrap-option="wrap" fo:border-left="none" fo:border-right="none" fo:border-top="0.06pt solid #000000"/>
    </style:style>
    <style:style style:name="ce24" style:family="table-cell" style:parent-style-name="Default" style:data-style-name="N3">
      <style:table-cell-properties fo:wrap-option="wrap"/>
    </style:style>
    <style:style style:name="ce25" style:family="table-cell" style:parent-style-name="Default" style:data-style-name="N4">
      <style:table-cell-properties fo:border-bottom="0.06pt solid #000000" fo:wrap-option="wrap" fo:border-left="none" fo:border-right="none" fo:border-top="none"/>
    </style:style>
    <style:style style:name="ce26" style:family="table-cell" style:parent-style-name="Default" style:data-style-name="N4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2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4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4">
      <style:table-cell-properties fo:border-bottom="none" fo:wrap-option="wrap" fo:border-left="none" fo:border-right="0.06pt solid #000000" fo:border-top="0.06pt solid #000000"/>
    </style:style>
    <style:style style:name="ce30" style:family="table-cell" style:parent-style-name="Default" style:data-style-name="N4">
      <style:table-cell-properties fo:border-bottom="none" fo:wrap-option="wrap" fo:border-left="none" fo:border-right="0.06pt solid #000000" fo:border-top="none"/>
    </style:style>
    <style:style style:name="ce31" style:family="table-cell" style:parent-style-name="Default" style:data-style-name="N3">
      <style:table-cell-properties fo:border-bottom="none" fo:wrap-option="wrap" fo:border-left="none" fo:border-right="0.06pt solid #000000" fo:border-top="none"/>
    </style:style>
    <style:style style:name="ce32" style:family="table-cell" style:parent-style-name="Default" style:data-style-name="N4">
      <style:table-cell-properties fo:border-bottom="0.06pt solid #000000" fo:wrap-option="wrap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heterogeneous</text:p>
          </table:table-cell>
          <table:table-cell office:value-type="string" calcext:value-type="string">
            <text:p>many small</text:p>
          </table:table-cell>
          <table:table-cell office:value-type="string" calcext:value-type="string">
            <text:p>incr vs heter, %</text:p>
          </table:table-cell>
          <table:table-cell office:value-type="string" calcext:value-type="string">
            <text:p>avg avg</text:p>
          </table:table-cell>
          <table:table-cell office:value-type="string" calcext:value-type="string">
            <text:p>incr vs heter, %</text:p>
          </table:table-cell>
          <table:table-cell office:value-type="string" calcext:value-type="string">
            <text:p>few big</text:p>
          </table:table-cell>
          <table:table-cell office:value-type="string" calcext:value-type="string">
            <text:p>incr vs heter,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1.3.amd.QY.case39-2136.tree.nf</text:p>
          </table:table-cell>
          <table:table-cell table:style-name="ce3" office:value-type="float" office:value="105782" calcext:value-type="float">
            <text:p>105782,0</text:p>
          </table:table-cell>
          <table:table-cell table:style-name="ce3" office:value-type="string" calcext:value-type="string">
            <text:p>unsolvable currently</text:p>
          </table:table-cell>
          <table:table-cell table:style-name="ce3" table:formula="of:=([.C6]/[.B6])*100 -100" office:value-type="string" office:string-value="" calcext:value-type="error">
            <text:p>#WERT!</text:p>
          </table:table-cell>
          <table:table-cell table:style-name="ce3" office:value-type="float" office:value="115730" calcext:value-type="float">
            <text:p>115730,0</text:p>
          </table:table-cell>
          <table:table-cell table:style-name="ce3" table:formula="of:=([.E6]/[.B6])*100 -100" office:value-type="float" office:value="9.40424646915355" calcext:value-type="float">
            <text:p>9,4</text:p>
          </table:table-cell>
          <table:table-cell table:style-name="ce3" office:value-type="float" office:value="308821" calcext:value-type="float">
            <text:p>308821,0</text:p>
          </table:table-cell>
          <table:table-cell table:style-name="ce3" table:formula="of:=([.G6]/[.B6])*100 -100" office:value-type="float" office:value="191.940972944357" calcext:value-type="float">
            <text:p>191,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1.2.amd.QY.case39-2136.tree.nf</text:p>
          </table:table-cell>
          <table:table-cell table:number-columns-repeated="2" table:style-name="ce3" office:value-type="string" calcext:value-type="string">
            <text:p>unsolvable currently</text:p>
          </table:table-cell>
          <table:table-cell table:style-name="ce3" table:formula="of:=([.C7]/[.B7])*100 -100" office:value-type="string" office:string-value="" calcext:value-type="error">
            <text:p>#WERT!</text:p>
          </table:table-cell>
          <table:table-cell table:style-name="ce3" office:value-type="float" office:value="93362.9" calcext:value-type="float">
            <text:p>93362,9</text:p>
          </table:table-cell>
          <table:table-cell table:style-name="ce3" table:formula="of:=([.E7]/[.B7])*100 -100" office:value-type="string" office:string-value="" calcext:value-type="error">
            <text:p>#WERT!</text:p>
          </table:table-cell>
          <table:table-cell table:style-name="ce3" office:value-type="float" office:value="112488" calcext:value-type="float">
            <text:p>112488,0</text:p>
          </table:table-cell>
          <table:table-cell table:style-name="ce3" table:formula="of:=([.G7]/[.B7])*100 -100" office:value-type="string" office:string-value="" calcext:value-type="error">
            <text:p>#WERT!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0.1.metis.Goodwin.rim-447.tree.nf</text:p>
          </table:table-cell>
          <table:table-cell table:number-columns-repeated="2" table:style-name="ce3" office:value-type="float" office:value="16146.6" calcext:value-type="float">
            <text:p>16146,6</text:p>
          </table:table-cell>
          <table:table-cell table:style-name="ce3" table:formula="of:=([.C8]/[.B8])*100 -100" office:value-type="float" office:value="0" calcext:value-type="float">
            <text:p>,0</text:p>
          </table:table-cell>
          <table:table-cell table:style-name="ce3" office:value-type="float" office:value="21014.8" calcext:value-type="float">
            <text:p>21014,8</text:p>
          </table:table-cell>
          <table:table-cell table:style-name="ce3" table:formula="of:=([.E8]/[.B8])*100 -100" office:value-type="float" office:value="30.1500006193254" calcext:value-type="float">
            <text:p>30,2</text:p>
          </table:table-cell>
          <table:table-cell table:style-name="ce3" office:value-type="float" office:value="30914.4" calcext:value-type="float">
            <text:p>30914,4</text:p>
          </table:table-cell>
          <table:table-cell table:style-name="ce3" table:formula="of:=([.G8]/[.B8])*100 -100" office:value-type="float" office:value="91.4607409609453" calcext:value-type="float">
            <text:p>91,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1.1.metis.CPM.cz40948-2567.tree.nf</text:p>
          </table:table-cell>
          <table:table-cell table:style-name="ce3" office:value-type="float" office:value="471.95" calcext:value-type="float">
            <text:p>472,0</text:p>
          </table:table-cell>
          <table:table-cell table:style-name="ce3" office:value-type="string" calcext:value-type="string">
            <text:p>unsolvable currently</text:p>
          </table:table-cell>
          <table:table-cell table:style-name="ce3" table:formula="of:=([.C9]/[.B9])*100 -100" office:value-type="string" office:string-value="" calcext:value-type="error">
            <text:p>#WERT!</text:p>
          </table:table-cell>
          <table:table-cell table:style-name="ce3" office:value-type="float" office:value="488.698" calcext:value-type="float">
            <text:p>488,7</text:p>
          </table:table-cell>
          <table:table-cell table:style-name="ce3" table:formula="of:=([.E9]/[.B9])*100 -100" office:value-type="float" office:value="3.54868100434366" calcext:value-type="float">
            <text:p>3,5</text:p>
          </table:table-cell>
          <table:table-cell table:style-name="ce3" office:value-type="float" office:value="839.531" calcext:value-type="float">
            <text:p>839,5</text:p>
          </table:table-cell>
          <table:table-cell table:style-name="ce3" table:formula="of:=([.G9]/[.B9])*100 -100" office:value-type="float" office:value="77.8855810996928" calcext:value-type="float">
            <text:p>77,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1.1.amd.QY.case39-2136.tree.nf</text:p>
          </table:table-cell>
          <table:table-cell table:style-name="ce3" office:value-type="float" office:value="44457.6" calcext:value-type="float">
            <text:p>44457,6</text:p>
          </table:table-cell>
          <table:table-cell table:style-name="ce3" office:value-type="string" calcext:value-type="string">
            <text:p>unsolvable currently</text:p>
          </table:table-cell>
          <table:table-cell table:style-name="ce3" table:formula="of:=([.C10]/[.B10])*100 -100" office:value-type="string" office:string-value="" calcext:value-type="error">
            <text:p>#WERT!</text:p>
          </table:table-cell>
          <table:table-cell table:style-name="ce3" office:value-type="float" office:value="69189.1" calcext:value-type="float">
            <text:p>69189,1</text:p>
          </table:table-cell>
          <table:table-cell table:style-name="ce3" table:formula="of:=([.E10]/[.B10])*100 -100" office:value-type="float" office:value="55.6294086950263" calcext:value-type="float">
            <text:p>55,6</text:p>
          </table:table-cell>
          <table:table-cell table:style-name="ce3" office:value-type="float" office:value="101066" calcext:value-type="float">
            <text:p>101066,0</text:p>
          </table:table-cell>
          <table:table-cell table:style-name="ce3" table:formula="of:=([.G10]/[.B10])*100 -100" office:value-type="float" office:value="127.331209961851" calcext:value-type="float">
            <text:p>127,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0.1.metis.Wang.wang4-833.tree.nf</text:p>
          </table:table-cell>
          <table:table-cell table:number-columns-repeated="2" table:style-name="ce3" office:value-type="float" office:value="934363" calcext:value-type="float">
            <text:p>934363,0</text:p>
          </table:table-cell>
          <table:table-cell table:style-name="ce3" table:formula="of:=([.C11]/[.B11])*100 -100" office:value-type="float" office:value="0" calcext:value-type="float">
            <text:p>,0</text:p>
          </table:table-cell>
          <table:table-cell table:style-name="ce3" office:value-type="float" office:value="934363" calcext:value-type="float">
            <text:p>934363,0</text:p>
          </table:table-cell>
          <table:table-cell table:style-name="ce3" table:formula="of:=([.E11]/[.B11])*100 -100" office:value-type="float" office:value="0" calcext:value-type="float">
            <text:p>,0</text:p>
          </table:table-cell>
          <table:table-cell table:style-name="ce3" office:value-type="float" office:value="941272" calcext:value-type="float">
            <text:p>941272,0</text:p>
          </table:table-cell>
          <table:table-cell table:style-name="ce3" table:formula="of:=([.G11]/[.B11])*100 -100" office:value-type="float" office:value="0.739434245576945" calcext:value-type="float">
            <text:p>,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mp.0.1.amd.Dehghani.light_in_tissue-1873.tree.nf</text:p>
          </table:table-cell>
          <table:table-cell table:number-columns-repeated="2" table:style-name="ce3" office:value-type="float" office:value="71736.5" calcext:value-type="float">
            <text:p>71736,5</text:p>
          </table:table-cell>
          <table:table-cell table:style-name="ce3" table:formula="of:=([.C12]/[.B12])*100 -100" office:value-type="float" office:value="0" calcext:value-type="float">
            <text:p>,0</text:p>
          </table:table-cell>
          <table:table-cell table:style-name="ce3" office:value-type="float" office:value="71736.5" calcext:value-type="float">
            <text:p>71736,5</text:p>
          </table:table-cell>
          <table:table-cell table:style-name="ce3" table:formula="of:=([.E12]/[.B12])*100 -100" office:value-type="float" office:value="0" calcext:value-type="float">
            <text:p>,0</text:p>
          </table:table-cell>
          <table:table-cell table:style-name="ce3" office:value-type="float" office:value="75401.5" calcext:value-type="float">
            <text:p>75401,5</text:p>
          </table:table-cell>
          <table:table-cell table:style-name="ce3" table:formula="of:=([.G12]/[.B12])*100 -100" office:value-type="float" office:value="5.10897520787883" calcext:value-type="float">
            <text:p>5,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mp.0.1.metis.Mancktelow.viscorocks-1879.tree.nf</text:p>
          </table:table-cell>
          <table:table-cell table:number-columns-repeated="2" table:style-name="ce3" office:value-type="string" calcext:value-type="string">
            <text:p>unsolvable currently</text:p>
          </table:table-cell>
          <table:table-cell table:style-name="ce3" table:formula="of:=([.C13]/[.B13])*100 -100" office:value-type="string" office:string-value="" calcext:value-type="error">
            <text:p>#WERT!</text:p>
          </table:table-cell>
          <table:table-cell table:style-name="ce3" office:value-type="float" office:value="107294" calcext:value-type="float">
            <text:p>107294,0</text:p>
          </table:table-cell>
          <table:table-cell table:style-name="ce3" table:formula="of:=([.E13]/[.B13])*100 -100" office:value-type="string" office:string-value="" calcext:value-type="error">
            <text:p>#WERT!</text:p>
          </table:table-cell>
          <table:table-cell table:style-name="ce3" office:value-type="float" office:value="107295" calcext:value-type="float">
            <text:p>107295,0</text:p>
          </table:table-cell>
          <table:table-cell table:style-name="ce3" table:formula="of:=([.G13]/[.B13])*100 -100" office:value-type="string" office:string-value="" calcext:value-type="error">
            <text:p>#WERT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mp.0.1.metis.Mancktelow.viscorocks-1879.tree.nf</text:p>
          </table:table-cell>
          <table:table-cell table:number-columns-repeated="2" table:style-name="ce3" office:value-type="string" calcext:value-type="string">
            <text:p>unsolvable currently</text:p>
          </table:table-cell>
          <table:table-cell table:style-name="ce3" table:formula="of:=([.C14]/[.B14])*100 -100" office:value-type="string" office:string-value="" calcext:value-type="error">
            <text:p>#WERT!</text:p>
          </table:table-cell>
          <table:table-cell table:style-name="ce3" office:value-type="float" office:value="107294" calcext:value-type="float">
            <text:p>107294,0</text:p>
          </table:table-cell>
          <table:table-cell table:style-name="ce3" table:formula="of:=([.E14]/[.B14])*100 -100" office:value-type="string" office:string-value="" calcext:value-type="error">
            <text:p>#WERT!</text:p>
          </table:table-cell>
          <table:table-cell table:style-name="ce3" office:value-type="float" office:value="107295" calcext:value-type="float">
            <text:p>107295,0</text:p>
          </table:table-cell>
          <table:table-cell table:style-name="ce3" table:formula="of:=([.G14]/[.B14])*100 -100" office:value-type="string" office:string-value="" calcext:value-type="error">
            <text:p>#WERT!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 deterioration</text:p>
          </table:table-cell>
          <table:table-cell/>
          <table:table-cell office:value-type="string" calcext:value-type="string">
            <text:p>some deterioration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ce7" office:value-type="string" calcext:value-type="string" table:number-columns-spanned="6" table:number-rows-spanned="1">
            <text:p>Pearlmutter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eterogeneous</text:p>
          </table:table-cell>
          <table:table-cell/>
          <table:table-cell office:value-type="string" calcext:value-type="string">
            <text:p>man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ew 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1.3.amd.QY.case39-2136.tree.nf</text:p>
          </table:table-cell>
          <table:table-cell office:value-type="float" office:value="20367.3" calcext:value-type="float">
            <text:p>20367,3</text:p>
          </table:table-cell>
          <table:table-cell office:value-type="float" office:value="23991.2" calcext:value-type="float">
            <text:p>23991,2</text:p>
          </table:table-cell>
          <table:table-cell office:value-type="float" office:value="65394.7" calcext:value-type="float">
            <text:p>65394,7</text:p>
          </table:table-cell>
          <table:table-cell office:value-type="float" office:value="410168" calcext:value-type="float">
            <text:p>410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1.2.amd.QY.case39-2136.tree.nf</text:p>
          </table:table-cell>
          <table:table-cell office:value-type="float" office:value="23880.2" calcext:value-type="float">
            <text:p>23880,2</text:p>
          </table:table-cell>
          <table:table-cell office:value-type="float" office:value="23881.8" calcext:value-type="float">
            <text:p>23881,8</text:p>
          </table:table-cell>
          <table:table-cell office:value-type="float" office:value="63712.6" calcext:value-type="float">
            <text:p>63712,6</text:p>
          </table:table-cell>
          <table:table-cell office:value-type="float" office:value="398923" calcext:value-type="float">
            <text:p>398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0.1.metis.Goodwin.rim-447.tree.nf</text:p>
          </table:table-cell>
          <table:table-cell table:number-columns-repeated="2" office:value-type="float" office:value="10184.3" calcext:value-type="float">
            <text:p>10184,3</text:p>
          </table:table-cell>
          <table:table-cell office:value-type="float" office:value="18389.2" calcext:value-type="float">
            <text:p>18389,2</text:p>
          </table:table-cell>
          <table:table-cell office:value-type="float" office:value="89488.9" calcext:value-type="float">
            <text:p>89488,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1.1.metis.CPM.cz40948-2567.tree.nf</text:p>
          </table:table-cell>
          <table:table-cell office:value-type="float" office:value="75" calcext:value-type="float">
            <text:p>75</text:p>
          </table:table-cell>
          <table:table-cell office:value-type="float" office:value="77.3303" calcext:value-type="float">
            <text:p>77,3303</text:p>
          </table:table-cell>
          <table:table-cell office:value-type="float" office:value="469.4" calcext:value-type="float">
            <text:p>469,4</text:p>
          </table:table-cell>
          <table:table-cell office:value-type="float" office:value="5508.33" calcext:value-type="float">
            <text:p>5508,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1.1.amd.QY.case39-2136.tree.nf</text:p>
          </table:table-cell>
          <table:table-cell office:value-type="float" office:value="23825.7" calcext:value-type="float">
            <text:p>23825,7</text:p>
          </table:table-cell>
          <table:table-cell office:value-type="float" office:value="23826.7" calcext:value-type="float">
            <text:p>23826,7</text:p>
          </table:table-cell>
          <table:table-cell office:value-type="float" office:value="62859.1" calcext:value-type="float">
            <text:p>62859,1</text:p>
          </table:table-cell>
          <table:table-cell office:value-type="float" office:value="393105" calcext:value-type="float">
            <text:p>3931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0.1.metis.Wang.wang4-833.tree.nf</text:p>
          </table:table-cell>
          <table:table-cell office:value-type="float" office:value="909857" calcext:value-type="float">
            <text:p>909857</text:p>
          </table:table-cell>
          <table:table-cell office:value-type="float" office:value="909535" calcext:value-type="float">
            <text:p>909535</text:p>
          </table:table-cell>
          <table:table-cell office:value-type="float" office:value="909536" calcext:value-type="float">
            <text:p>909536</text:p>
          </table:table-cell>
          <table:table-cell table:style-name="ce8" office:value-type="float" office:value="1358900" calcext:value-type="float">
            <text:p>1,36E+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0.1.amd.Dehghani.light_in_tissue-1873.tree.nf</text:p>
          </table:table-cell>
          <table:table-cell table:number-columns-repeated="2" office:value-type="float" office:value="68579.4" calcext:value-type="float">
            <text:p>68579,4</text:p>
          </table:table-cell>
          <table:table-cell office:value-type="float" office:value="68742.2" calcext:value-type="float">
            <text:p>68742,2</text:p>
          </table:table-cell>
          <table:table-cell office:value-type="float" office:value="113181" calcext:value-type="float">
            <text:p>113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0.1.metis.Mancktelow.viscorocks-1879.tree.nf</text:p>
          </table:table-cell>
          <table:table-cell table:number-columns-repeated="2" office:value-type="float" office:value="43795.2" calcext:value-type="float">
            <text:p>43795,2</text:p>
          </table:table-cell>
          <table:table-cell office:value-type="float" office:value="106653" calcext:value-type="float">
            <text:p>106653</text:p>
          </table:table-cell>
          <table:table-cell office:value-type="float" office:value="216479" calcext:value-type="float">
            <text:p>216479</text:p>
          </table:table-cell>
          <table:table-cell table:number-columns-repeated="3"/>
          <table:table-cell table:style-name="ce7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$4:.B$11])" office:value-type="float" office:value="137570.5125" calcext:value-type="float">
            <text:p>137570,5125</text:p>
          </table:table-cell>
          <table:table-cell table:formula="of:=AVERAGE([.C4:.C11])" office:value-type="float" office:value="137983.8662875" calcext:value-type="float">
            <text:p>137983,8662875</text:p>
          </table:table-cell>
          <table:table-cell table:formula="of:=AVERAGE([.D4:.D11])" office:value-type="float" office:value="161969.525" calcext:value-type="float">
            <text:p>161969,525</text:p>
          </table:table-cell>
          <table:table-cell table:formula="of:=AVERAGE([.E4:.E11])" office:value-type="float" office:value="373219.15375" calcext:value-type="float">
            <text:p>373219,15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crease vs heterogeneous</text:p>
          </table:table-cell>
          <table:table-cell/>
          <table:table-cell table:formula="of:=([.C12]/[.B12])*100 -100" office:value-type="float" office:value="0.300466851499138" calcext:value-type="float">
            <text:p>0,300466851499138</text:p>
          </table:table-cell>
          <table:table-cell table:formula="of:=([.D12]/[.B12])*100 -100" office:value-type="float" office:value="17.7356412043605" calcext:value-type="float">
            <text:p>17,7356412043605</text:p>
          </table:table-cell>
          <table:table-cell table:formula="of:=([.E12]/[.B12])*100 -100" office:value-type="float" office:value="171.292987841417" calcext:value-type="float">
            <text:p>171,292987841417</text:p>
          </table:table-cell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8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juwel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heterogenenous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ew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1.3.amd.QY.case39-2136.tree.nf</text:p>
          </table:table-cell>
          <table:table-cell office:value-type="float" office:value="21059.6" calcext:value-type="float">
            <text:p>21059,6</text:p>
          </table:table-cell>
          <table:table-cell office:value-type="float" office:value="23988.3" calcext:value-type="float">
            <text:p>23988,3</text:p>
          </table:table-cell>
          <table:table-cell office:value-type="float" office:value="26029" calcext:value-type="float">
            <text:p>26029</text:p>
          </table:table-cell>
          <table:table-cell office:value-type="float" office:value="105165" calcext:value-type="float">
            <text:p>10516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1.2.amd.QY.case39-2136.tree.nf</text:p>
          </table:table-cell>
          <table:table-cell office:value-type="float" office:value="22064.3" calcext:value-type="float">
            <text:p>22064,3</text:p>
          </table:table-cell>
          <table:table-cell office:value-type="float" office:value="23880.2" calcext:value-type="float">
            <text:p>23880,2</text:p>
          </table:table-cell>
          <table:table-cell office:value-type="float" office:value="25690.2" calcext:value-type="float">
            <text:p>25690,2</text:p>
          </table:table-cell>
          <table:table-cell office:value-type="float" office:value="102543" calcext:value-type="float">
            <text:p>10254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0.1.metis.Goodwin.rim-447.tree.nf</text:p>
          </table:table-cell>
          <table:table-cell office:value-type="float" office:value="31601.7" calcext:value-type="float">
            <text:p>31601,7</text:p>
          </table:table-cell>
          <table:table-cell office:value-type="float" office:value="10184.3" calcext:value-type="float">
            <text:p>10184,3</text:p>
          </table:table-cell>
          <table:table-cell office:value-type="float" office:value="31601.7" calcext:value-type="float">
            <text:p>31601,7</text:p>
          </table:table-cell>
          <table:table-cell office:value-type="float" office:value="29402.8" calcext:value-type="float">
            <text:p>29402,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1.1.metis.CPM.cz40948-2567.tree.nf</text:p>
          </table:table-cell>
          <table:table-cell office:value-type="float" office:value="402.615" calcext:value-type="float">
            <text:p>402,615</text:p>
          </table:table-cell>
          <table:table-cell office:value-type="float" office:value="77.3303" calcext:value-type="float">
            <text:p>77,3303</text:p>
          </table:table-cell>
          <table:table-cell office:value-type="float" office:value="402.615" calcext:value-type="float">
            <text:p>402,615</text:p>
          </table:table-cell>
          <table:table-cell office:value-type="float" office:value="1306.13" calcext:value-type="float">
            <text:p>1306,1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1.1.amd.QY.case39-2136.tree.nf</text:p>
          </table:table-cell>
          <table:table-cell office:value-type="float" office:value="25511.5" calcext:value-type="float">
            <text:p>25511,5</text:p>
          </table:table-cell>
          <table:table-cell office:value-type="float" office:value="23825.7" calcext:value-type="float">
            <text:p>23825,7</text:p>
          </table:table-cell>
          <table:table-cell office:value-type="float" office:value="25511.5" calcext:value-type="float">
            <text:p>25511,5</text:p>
          </table:table-cell>
          <table:table-cell office:value-type="float" office:value="101154" calcext:value-type="float">
            <text:p>10115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0.1.metis.Wang.wang4-833.tree.nf</text:p>
          </table:table-cell>
          <table:table-cell table:style-name="ce8" office:value-type="float" office:value="1359220" calcext:value-type="float">
            <text:p>1,36E+06</text:p>
          </table:table-cell>
          <table:table-cell office:value-type="float" office:value="909535" calcext:value-type="float">
            <text:p>909535</text:p>
          </table:table-cell>
          <table:table-cell table:style-name="ce8" office:value-type="float" office:value="1358900" calcext:value-type="float">
            <text:p>1,36E+06</text:p>
          </table:table-cell>
          <table:table-cell office:value-type="float" office:value="938108" calcext:value-type="float">
            <text:p>93810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0.1.amd.Dehghani.light_in_tissue-1873.tree.nf</text:p>
          </table:table-cell>
          <table:table-cell office:value-type="float" office:value="103893" calcext:value-type="float">
            <text:p>103893</text:p>
          </table:table-cell>
          <table:table-cell office:value-type="float" office:value="68579.4" calcext:value-type="float">
            <text:p>68579,4</text:p>
          </table:table-cell>
          <table:table-cell office:value-type="float" office:value="103893" calcext:value-type="float">
            <text:p>103893</text:p>
          </table:table-cell>
          <table:table-cell office:value-type="float" office:value="76162" calcext:value-type="float">
            <text:p>7616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0.1.metis.Mancktelow.viscorocks-1879.tree.nf</text:p>
          </table:table-cell>
          <table:table-cell office:value-type="float" office:value="106652" calcext:value-type="float">
            <text:p>106652</text:p>
          </table:table-cell>
          <table:table-cell office:value-type="float" office:value="43795.2" calcext:value-type="float">
            <text:p>43795,2</text:p>
          </table:table-cell>
          <table:table-cell office:value-type="float" office:value="106652" calcext:value-type="float">
            <text:p>106652</text:p>
          </table:table-cell>
          <table:table-cell office:value-type="float" office:value="106653" calcext:value-type="float">
            <text:p>10665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vg</text:p>
          </table:table-cell>
          <table:table-cell table:formula="of:=AVERAGE([.J29:.J36])" office:value-type="float" office:value="208800.589375" calcext:value-type="float">
            <text:p>208800,589375</text:p>
          </table:table-cell>
          <table:table-cell table:formula="of:=AVERAGE([.K29:.K36])" office:value-type="float" office:value="137983.1787875" calcext:value-type="float">
            <text:p>137983,1787875</text:p>
          </table:table-cell>
          <table:table-cell table:formula="of:=AVERAGE([.L29:.L36])" office:value-type="float" office:value="209835.001875" calcext:value-type="float">
            <text:p>209835,001875</text:p>
          </table:table-cell>
          <table:table-cell table:formula="of:=AVERAGE([.M29:.M36])" office:value-type="float" office:value="182561.74125" calcext:value-type="float">
            <text:p>182561,74125</text:p>
          </table:table-cell>
          <table:table-cell/>
        </table:table-row>
        <table:table-row table:style-name="ro1">
          <table:table-cell table:number-columns-repeated="10"/>
          <table:table-cell table:formula="of:=([.K37]/[.J37])*100 -100" office:value-type="float" office:value="-33.9162886462518" calcext:value-type="float">
            <text:p>-33,9162886462518</text:p>
          </table:table-cell>
          <table:table-cell table:formula="of:=([.L37]/[.J37])*100 -100" office:value-type="float" office:value="0.495406887066878" calcext:value-type="float">
            <text:p>0,495406887066878</text:p>
          </table:table-cell>
          <table:table-cell table:formula="of:=([.M37]/[.J37])*100 -100" office:value-type="float" office:value="-12.5664626730894" calcext:value-type="float">
            <text:p>-12,5664626730894</text:p>
          </table:table-cell>
          <table:table-cell/>
        </table:table-row>
      </table:table>
      <table:table table:name="Tabelle3" table:style-name="ta1">
        <table:table-column table:style-name="co4" table:number-columns-repeated="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2" table:default-cell-style-name="Default"/>
        <table:table-row table:style-name="ro1" table:number-rows-repeated="12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biggest</text:p>
          </table:table-cell>
          <table:table-cell office:value-type="string" calcext:value-type="string">
            <text:p>trees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2-level</text:p>
          </table:table-cell>
          <table:table-cell table:number-columns-repeated="10"/>
          <table:table-cell office:value-type="string" calcext:value-type="string">
            <text:p>Heterogeneous</text:p>
          </table:table-cell>
          <table:table-cell office:value-type="string" calcext:value-type="string">
            <text:p>many small</text:p>
          </table:table-cell>
          <table:table-cell office:value-type="string" calcext:value-type="string">
            <text:p>few bi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eterogeneous</text:p>
          </table:table-cell>
          <table:table-cell table:number-columns-repeated="9"/>
          <table:table-cell office:value-type="string" calcext:value-type="string">
            <text:p>dump.0.1.amd.Dehghani.light_in_tissue-1873.tree.nf</text:p>
          </table:table-cell>
          <table:table-cell table:number-columns-repeated="3" office:value-type="string" calcext:value-type="string">
            <text:p>68587.8574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eter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58356447105.009415</text:p>
          </table:table-cell>
          <table:table-cell table:number-columns-repeated="2"/>
          <table:table-cell office:value-type="string" calcext:value-type="string">
            <text:p>dump.1.3.metis.IPSO.HTC_336_4438-2534.tree.nf</text:p>
          </table:table-cell>
          <table:table-cell table:number-columns-repeated="2" office:value-type="string" calcext:value-type="string">
            <text:p>12277.000784</text:p>
          </table:table-cell>
          <table:table-cell office:value-type="string" calcext:value-type="string">
            <text:p>12292.21145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amd.Dehghani.light_in_tissue-1873.tree.nf</text:p>
          </table:table-cell>
          <table:table-cell office:value-type="string" calcext:value-type="string">
            <text:p>68587.857433</text:p>
          </table:table-cell>
          <table:table-cell table:number-columns-repeated="8"/>
          <table:table-cell office:value-type="string" calcext:value-type="string">
            <text:p>dump.1.4.metis.IPSO.HTC_336_4438-2534.tree.nf</text:p>
          </table:table-cell>
          <table:table-cell table:number-columns-repeated="2" office:value-type="string" calcext:value-type="string">
            <text:p>20875.013727</text:p>
          </table:table-cell>
          <table:table-cell office:value-type="string" calcext:value-type="string">
            <text:p>20890.2243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1.3.metis.IPSO.HTC_336_4438-2534.tree.nf</text:p>
          </table:table-cell>
          <table:table-cell office:value-type="string" calcext:value-type="string">
            <text:p>12277.000784</text:p>
          </table:table-cell>
          <table:table-cell table:number-columns-repeated="8"/>
          <table:table-cell office:value-type="string" calcext:value-type="string">
            <text:p>dump.0.1.amd.Bova.rma10-374.tree.nf</text:p>
          </table:table-cell>
          <table:table-cell table:number-columns-repeated="3" office:value-type="string" calcext:value-type="string">
            <text:p>224541.0039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1.4.metis.IPSO.HTC_336_4438-2534.tree.nf</text:p>
          </table:table-cell>
          <table:table-cell office:value-type="string" calcext:value-type="string">
            <text:p>20875.013727</text:p>
          </table:table-cell>
          <table:table-cell table:number-columns-repeated="8"/>
          <table:table-cell office:value-type="string" calcext:value-type="string">
            <text:p>dump.0.1.amd.IPSO.HTC_336_4438-2534.tree.nf</text:p>
          </table:table-cell>
          <table:table-cell table:number-columns-repeated="2" office:value-type="string" calcext:value-type="string">
            <text:p>30382.716593</text:p>
          </table:table-cell>
          <table:table-cell office:value-type="string" calcext:value-type="string">
            <text:p>30394.50526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amd.Bova.rma10-374.tree.nf</text:p>
          </table:table-cell>
          <table:table-cell office:value-type="string" calcext:value-type="string">
            <text:p>224541.003942</text:p>
          </table:table-cell>
          <table:table-cell table:number-columns-repeated="8"/>
          <table:table-cell office:value-type="string" calcext:value-type="string">
            <text:p>dump.0.1.amd.MaxPlanck.shallow_water1-2261.tree.nf</text:p>
          </table:table-cell>
          <table:table-cell table:number-columns-repeated="3" office:value-type="string" calcext:value-type="string">
            <text:p>250934.10147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amd.IPSO.HTC_336_4438-2534.tree.nf</text:p>
          </table:table-cell>
          <table:table-cell office:value-type="string" calcext:value-type="string">
            <text:p>30382.716593</text:p>
          </table:table-cell>
          <table:table-cell table:number-columns-repeated="8"/>
          <table:table-cell office:value-type="string" calcext:value-type="string">
            <text:p>dump.0.1.amd.QY.case39-2136.tree.nf</text:p>
          </table:table-cell>
          <table:table-cell table:number-columns-repeated="2" office:value-type="string" calcext:value-type="string">
            <text:p>17012.948892</text:p>
          </table:table-cell>
          <table:table-cell office:value-type="string" calcext:value-type="string">
            <text:p>17014.2426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amd.MaxPlanck.shallow_water1-2261.tree.nf</text:p>
          </table:table-cell>
          <table:table-cell office:value-type="string" calcext:value-type="string">
            <text:p>250934.101474</text:p>
          </table:table-cell>
          <table:table-cell table:number-columns-repeated="8"/>
          <table:table-cell office:value-type="string" calcext:value-type="string">
            <text:p>dump.0.1.amd.TSOPF.TSOPF_RS_b300_c3-2239.tree.nf</text:p>
          </table:table-cell>
          <table:table-cell table:number-columns-repeated="2" office:value-type="string" calcext:value-type="string">
            <text:p>928557.801736</text:p>
          </table:table-cell>
          <table:table-cell office:value-type="string" calcext:value-type="string">
            <text:p>956549.5539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amd.QY.case39-2136.tree.nf</text:p>
          </table:table-cell>
          <table:table-cell office:value-type="string" calcext:value-type="string">
            <text:p>17012.948892</text:p>
          </table:table-cell>
          <table:table-cell table:number-columns-repeated="8"/>
          <table:table-cell office:value-type="string" calcext:value-type="string">
            <text:p>dump.0.1.metis.Boeing.ct20stif-356.tree.nf</text:p>
          </table:table-cell>
          <table:table-cell table:number-columns-repeated="3" office:value-type="string" calcext:value-type="string">
            <text:p>1330230.5808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amd.TSOPF.TSOPF_RS_b300_c3-2239.tree.nf</text:p>
          </table:table-cell>
          <table:table-cell office:value-type="string" calcext:value-type="string">
            <text:p>928557.801736</text:p>
          </table:table-cell>
          <table:table-cell table:number-columns-repeated="8"/>
          <table:table-cell office:value-type="string" calcext:value-type="string">
            <text:p>dump.0.1.metis.Bova.rma10-374.tree.nf</text:p>
          </table:table-cell>
          <table:table-cell table:number-columns-repeated="3" office:value-type="string" calcext:value-type="string">
            <text:p>89512.74025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Boeing.ct20stif-356.tree.nf</text:p>
          </table:table-cell>
          <table:table-cell office:value-type="string" calcext:value-type="string">
            <text:p>1330230.580869</text:p>
          </table:table-cell>
          <table:table-cell table:number-columns-repeated="8"/>
          <table:table-cell office:value-type="string" calcext:value-type="string">
            <text:p>dump.0.1.metis.CPM.cz40948-2567.tree.nf</text:p>
          </table:table-cell>
          <table:table-cell table:number-columns-repeated="3" office:value-type="string" calcext:value-type="string">
            <text:p>71.11055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Bova.rma10-374.tree.nf</text:p>
          </table:table-cell>
          <table:table-cell office:value-type="string" calcext:value-type="string">
            <text:p>89512.740250</text:p>
          </table:table-cell>
          <table:table-cell table:number-columns-repeated="8"/>
          <table:table-cell office:value-type="string" calcext:value-type="string">
            <text:p>dump.0.1.metis.DNVS.shipsec5-1280.tree.nf</text:p>
          </table:table-cell>
          <table:table-cell office:value-type="string" calcext:value-type="string">
            <text:p>17390806.045043</text:p>
          </table:table-cell>
          <table:table-cell table:number-columns-repeated="2" office:value-type="string" calcext:value-type="string">
            <text:p>17390767.0203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CPM.cz40948-2567.tree.nf</text:p>
          </table:table-cell>
          <table:table-cell office:value-type="string" calcext:value-type="string">
            <text:p>71.110552</text:p>
          </table:table-cell>
          <table:table-cell table:number-columns-repeated="8"/>
          <table:table-cell office:value-type="string" calcext:value-type="string">
            <text:p>dump.0.1.metis.FEMLAB.sme3Dc-932.tree.nf</text:p>
          </table:table-cell>
          <table:table-cell table:number-columns-repeated="3" office:value-type="string" calcext:value-type="string">
            <text:p>1391295.7200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DNVS.shipsec5-1280.tree.nf</text:p>
          </table:table-cell>
          <table:table-cell office:value-type="string" calcext:value-type="string">
            <text:p>17390806.045043</text:p>
          </table:table-cell>
          <table:table-cell table:number-columns-repeated="8"/>
          <table:table-cell office:value-type="string" calcext:value-type="string">
            <text:p>dump.0.1.metis.Goodwin.rim-447.tree.nf</text:p>
          </table:table-cell>
          <table:table-cell table:number-columns-repeated="3" office:value-type="string" calcext:value-type="string">
            <text:p>10187.14284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FEMLAB.sme3Dc-932.tree.nf</text:p>
          </table:table-cell>
          <table:table-cell office:value-type="string" calcext:value-type="string">
            <text:p>1391295.720014</text:p>
          </table:table-cell>
          <table:table-cell table:number-columns-repeated="8"/>
          <table:table-cell office:value-type="string" calcext:value-type="string">
            <text:p>dump.0.1.metis.HVDC.hvdc2-1875.tree.nf</text:p>
          </table:table-cell>
          <table:table-cell table:number-columns-repeated="3" office:value-type="string" calcext:value-type="string">
            <text:p>3136.55156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Goodwin.rim-447.tree.nf</text:p>
          </table:table-cell>
          <table:table-cell office:value-type="string" calcext:value-type="string">
            <text:p>10187.142846</text:p>
          </table:table-cell>
          <table:table-cell table:number-columns-repeated="8"/>
          <table:table-cell office:value-type="string" calcext:value-type="string">
            <text:p>dump.0.1.metis.Mancktelow.viscorocks-1879.tree.nf</text:p>
          </table:table-cell>
          <table:table-cell table:number-columns-repeated="3" office:value-type="string" calcext:value-type="string">
            <text:p>43803.2501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HVDC.hvdc2-1875.tree.nf</text:p>
          </table:table-cell>
          <table:table-cell office:value-type="string" calcext:value-type="string">
            <text:p>3136.551560</text:p>
          </table:table-cell>
          <table:table-cell table:number-columns-repeated="8"/>
          <table:table-cell office:value-type="string" calcext:value-type="string">
            <text:p>dump.0.1.metis.Schenk_IBMSDS.matrix_9-959.tree.nf</text:p>
          </table:table-cell>
          <table:table-cell office:value-type="string" calcext:value-type="string">
            <text:p>31959187.504486</text:p>
          </table:table-cell>
          <table:table-cell table:number-columns-repeated="2" office:value-type="string" calcext:value-type="string">
            <text:p>31941835.45778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Mancktelow.viscorocks-1879.tree.nf</text:p>
          </table:table-cell>
          <table:table-cell office:value-type="string" calcext:value-type="string">
            <text:p>43803.250143</text:p>
          </table:table-cell>
          <table:table-cell table:number-columns-repeated="8"/>
          <table:table-cell office:value-type="string" calcext:value-type="string">
            <text:p>dump.0.1.metis.Schmid.thermal1-1402.tree.nf</text:p>
          </table:table-cell>
          <table:table-cell table:number-columns-repeated="3" office:value-type="string" calcext:value-type="string">
            <text:p>27838.8442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Schenk_IBMSDS.matrix_9-959.tree.nf</text:p>
          </table:table-cell>
          <table:table-cell office:value-type="string" calcext:value-type="string">
            <text:p>31959187.504486</text:p>
          </table:table-cell>
          <table:table-cell table:number-columns-repeated="8"/>
          <table:table-cell office:value-type="string" calcext:value-type="string">
            <text:p>dump.0.1.metis.Shyy.shyy161-809.tree.nf</text:p>
          </table:table-cell>
          <table:table-cell table:number-columns-repeated="3" office:value-type="string" calcext:value-type="string">
            <text:p>55702.2622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Schmid.thermal1-1402.tree.nf</text:p>
          </table:table-cell>
          <table:table-cell office:value-type="string" calcext:value-type="string">
            <text:p>27838.844261</text:p>
          </table:table-cell>
          <table:table-cell table:number-columns-repeated="8"/>
          <table:table-cell office:value-type="string" calcext:value-type="string">
            <text:p>dump.0.1.metis.Wang.wang4-833.tree.nf</text:p>
          </table:table-cell>
          <table:table-cell table:number-columns-repeated="3" office:value-type="string" calcext:value-type="string">
            <text:p>909604.1390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Shyy.shyy161-809.tree.nf</text:p>
          </table:table-cell>
          <table:table-cell office:value-type="string" calcext:value-type="string">
            <text:p>55702.262263</text:p>
          </table:table-cell>
          <table:table-cell table:number-columns-repeated="8"/>
          <table:table-cell office:value-type="string" calcext:value-type="string">
            <text:p>dump.0.1.metis.Watson.Baumann-1855.tree.nf</text:p>
          </table:table-cell>
          <table:table-cell table:number-columns-repeated="3" office:value-type="string" calcext:value-type="string">
            <text:p>3214089.4904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Wang.wang4-833.tree.nf</text:p>
          </table:table-cell>
          <table:table-cell office:value-type="string" calcext:value-type="string">
            <text:p>909604.139059</text:p>
          </table:table-cell>
          <table:table-cell table:number-columns-repeated="8"/>
          <table:table-cell office:value-type="string" calcext:value-type="string">
            <text:p>dump.1.1.amd.QY.case39-2136.tree.nf</text:p>
          </table:table-cell>
          <table:table-cell table:number-columns-repeated="2" office:value-type="string" calcext:value-type="string">
            <text:p>23826.108892</text:p>
          </table:table-cell>
          <table:table-cell office:value-type="string" calcext:value-type="string">
            <text:p>23827.4026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0.1.metis.Watson.Baumann-1855.tree.nf</text:p>
          </table:table-cell>
          <table:table-cell office:value-type="string" calcext:value-type="string">
            <text:p>3214089.490432</text:p>
          </table:table-cell>
          <table:table-cell table:number-columns-repeated="8"/>
          <table:table-cell office:value-type="string" calcext:value-type="string">
            <text:p>dump.1.1.metis.CPM.cz40948-2567.tree.nf</text:p>
          </table:table-cell>
          <table:table-cell table:number-columns-repeated="3" office:value-type="string" calcext:value-type="string">
            <text:p>77.48789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1.1.amd.QY.case39-2136.tree.nf</text:p>
          </table:table-cell>
          <table:table-cell office:value-type="string" calcext:value-type="string">
            <text:p>23826.108892</text:p>
          </table:table-cell>
          <table:table-cell table:number-columns-repeated="8"/>
          <table:table-cell office:value-type="string" calcext:value-type="string">
            <text:p>dump.1.1.metis.IPSO.HTC_336_4438-2534.tree.nf</text:p>
          </table:table-cell>
          <table:table-cell table:number-columns-repeated="2" office:value-type="string" calcext:value-type="string">
            <text:p>10811.774784</text:p>
          </table:table-cell>
          <table:table-cell office:value-type="string" calcext:value-type="string">
            <text:p>10826.98545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1.1.metis.CPM.cz40948-2567.tree.nf</text:p>
          </table:table-cell>
          <table:table-cell office:value-type="string" calcext:value-type="string">
            <text:p>77.487890</text:p>
          </table:table-cell>
          <table:table-cell table:number-columns-repeated="8"/>
          <table:table-cell office:value-type="string" calcext:value-type="string">
            <text:p>dump.1.2.amd.QY.case39-2136.tree.nf</text:p>
          </table:table-cell>
          <table:table-cell table:number-columns-repeated="2" office:value-type="string" calcext:value-type="string">
            <text:p>23880.788225</text:p>
          </table:table-cell>
          <table:table-cell office:value-type="string" calcext:value-type="string">
            <text:p>23882.4593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1.1.metis.IPSO.HTC_336_4438-2534.tree.nf</text:p>
          </table:table-cell>
          <table:table-cell office:value-type="string" calcext:value-type="string">
            <text:p>10811.774784</text:p>
          </table:table-cell>
          <table:table-cell table:number-columns-repeated="8"/>
          <table:table-cell office:value-type="string" calcext:value-type="string">
            <text:p>dump.1.3.amd.QY.case39-2136.tree.nf</text:p>
          </table:table-cell>
          <table:table-cell table:number-columns-repeated="2" office:value-type="string" calcext:value-type="string">
            <text:p>23988.759559</text:p>
          </table:table-cell>
          <table:table-cell office:value-type="string" calcext:value-type="string">
            <text:p>23991.8846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1.2.amd.QY.case39-2136.tree.nf</text:p>
          </table:table-cell>
          <table:table-cell office:value-type="string" calcext:value-type="string">
            <text:p>23880.788225</text:p>
          </table:table-cell>
          <table:table-cell table:number-columns-repeated="8"/>
          <table:table-cell office:value-type="string" calcext:value-type="string">
            <text:p>dump.1.3.metis.Schenk_IBMNA.c-big-1579.tree.nf</text:p>
          </table:table-cell>
          <table:table-cell office:value-type="string" calcext:value-type="string">
            <text:p>40884682.944666</text:p>
          </table:table-cell>
          <table:table-cell office:value-type="string" calcext:value-type="string">
            <text:p>40881240.149220</text:p>
          </table:table-cell>
          <table:table-cell office:value-type="string" calcext:value-type="string">
            <text:p>57226156.3833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1.3.amd.QY.case39-2136.tree.nf</text:p>
          </table:table-cell>
          <table:table-cell office:value-type="string" calcext:value-type="string">
            <text:p>23988.759559</text:p>
          </table:table-cell>
          <table:table-cell table:number-columns-repeated="8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41136375.741087</text:p>
          </table:table-cell>
          <table:table-cell office:value-type="string" calcext:value-type="string">
            <text:p>41133799.179384</text:p>
          </table:table-cell>
          <table:table-cell office:value-type="string" calcext:value-type="string">
            <text:p>58285969.9393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1.3.metis.Schenk_IBMNA.c-big-1579.tree.nf</text:p>
          </table:table-cell>
          <table:table-cell office:value-type="string" calcext:value-type="string">
            <text:p>40884682.944666</text:p>
          </table:table-cell>
          <table:table-cell table:number-columns-repeated="8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41136375.741087</text:p>
          </table:table-cell>
          <table:table-cell office:value-type="string" calcext:value-type="string">
            <text:p>41133799.179384</text:p>
          </table:table-cell>
          <table:table-cell office:value-type="string" calcext:value-type="string">
            <text:p>58285969.9393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41136375.741087</text:p>
          </table:table-cell>
          <table:table-cell table:number-columns-repeated="8"/>
          <table:table-cell office:value-type="string" calcext:value-type="string">
            <text:p>cum mem</text:p>
          </table:table-cell>
          <table:table-cell office:value-type="string" calcext:value-type="string">
            <text:p>58356447105.00941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41136375.74108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homogeneous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mall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Hom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73705764927.18774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ump.0.1.amd.Dehghani.light_in_tissue-1873.tree.nf</text:p>
          </table:table-cell>
          <table:table-cell office:value-type="string" calcext:value-type="string">
            <text:p>68587.85743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metis.IPSO.HTC_336_4438-2534.tree.nf</text:p>
          </table:table-cell>
          <table:table-cell office:value-type="string" calcext:value-type="string">
            <text:p>12277.00078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IPSO.HTC_336_4438-2534.tree.nf</text:p>
          </table:table-cell>
          <table:table-cell office:value-type="string" calcext:value-type="string">
            <text:p>20875.01372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Bova.rma10-374.tree.nf</text:p>
          </table:table-cell>
          <table:table-cell office:value-type="string" calcext:value-type="string">
            <text:p>224541.00394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IPSO.HTC_336_4438-2534.tree.nf</text:p>
          </table:table-cell>
          <table:table-cell office:value-type="string" calcext:value-type="string">
            <text:p>30382.71659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MaxPlanck.shallow_water1-2261.tree.nf</text:p>
          </table:table-cell>
          <table:table-cell office:value-type="string" calcext:value-type="string">
            <text:p>250934.10147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QY.case39-2136.tree.nf</text:p>
          </table:table-cell>
          <table:table-cell office:value-type="string" calcext:value-type="string">
            <text:p>17012.94889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TSOPF.TSOPF_RS_b300_c3-2239.tree.nf</text:p>
          </table:table-cell>
          <table:table-cell office:value-type="string" calcext:value-type="string">
            <text:p>928557.80173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Boeing.ct20stif-356.tree.nf</text:p>
          </table:table-cell>
          <table:table-cell office:value-type="string" calcext:value-type="string">
            <text:p>1330230.58086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Bova.rma10-374.tree.nf</text:p>
          </table:table-cell>
          <table:table-cell office:value-type="string" calcext:value-type="string">
            <text:p>89512.74025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CPM.cz40948-2567.tree.nf</text:p>
          </table:table-cell>
          <table:table-cell office:value-type="string" calcext:value-type="string">
            <text:p>71.11055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DNVS.shipsec5-1280.tree.nf</text:p>
          </table:table-cell>
          <table:table-cell office:value-type="string" calcext:value-type="string">
            <text:p>17390767.02039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FEMLAB.sme3Dc-932.tree.nf</text:p>
          </table:table-cell>
          <table:table-cell office:value-type="string" calcext:value-type="string">
            <text:p>1391295.72001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Goodwin.rim-447.tree.nf</text:p>
          </table:table-cell>
          <table:table-cell office:value-type="string" calcext:value-type="string">
            <text:p>10187.1428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HVDC.hvdc2-1875.tree.nf</text:p>
          </table:table-cell>
          <table:table-cell office:value-type="string" calcext:value-type="string">
            <text:p>3136.55156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Mancktelow.viscorocks-1879.tree.nf</text:p>
          </table:table-cell>
          <table:table-cell office:value-type="string" calcext:value-type="string">
            <text:p>43803.25014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chenk_IBMSDS.matrix_9-959.tree.nf</text:p>
          </table:table-cell>
          <table:table-cell office:value-type="string" calcext:value-type="string">
            <text:p>31941835.45778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chmid.thermal1-1402.tree.nf</text:p>
          </table:table-cell>
          <table:table-cell office:value-type="string" calcext:value-type="string">
            <text:p>27838.84426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hyy.shyy161-809.tree.nf</text:p>
          </table:table-cell>
          <table:table-cell office:value-type="string" calcext:value-type="string">
            <text:p>55702.26226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Wang.wang4-833.tree.nf</text:p>
          </table:table-cell>
          <table:table-cell office:value-type="string" calcext:value-type="string">
            <text:p>909604.13905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Watson.Baumann-1855.tree.nf</text:p>
          </table:table-cell>
          <table:table-cell office:value-type="string" calcext:value-type="string">
            <text:p>3214089.49043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amd.QY.case39-2136.tree.nf</text:p>
          </table:table-cell>
          <table:table-cell office:value-type="string" calcext:value-type="string">
            <text:p>23826.10889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metis.CPM.cz40948-2567.tree.nf</text:p>
          </table:table-cell>
          <table:table-cell office:value-type="string" calcext:value-type="string">
            <text:p>77.48789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metis.IPSO.HTC_336_4438-2534.tree.nf</text:p>
          </table:table-cell>
          <table:table-cell office:value-type="string" calcext:value-type="string">
            <text:p>10811.77478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2.amd.QY.case39-2136.tree.nf</text:p>
          </table:table-cell>
          <table:table-cell office:value-type="string" calcext:value-type="string">
            <text:p>23880.78822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amd.QY.case39-2136.tree.nf</text:p>
          </table:table-cell>
          <table:table-cell office:value-type="string" calcext:value-type="string">
            <text:p>23988.75955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metis.Schenk_IBMNA.c-big-1579.tree.nf</text:p>
          </table:table-cell>
          <table:table-cell office:value-type="string" calcext:value-type="string">
            <text:p>40881240.14922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41133799.17938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41133799.17938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homogeneous</text:p>
          </table:table-cell>
          <table:table-cell table:number-columns-repeated="2" office:value-type="string" calcext:value-type="string">
            <text:p>average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terminate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throwin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char</text:p>
          </table:table-cell>
          <table:table-cell office:value-type="string" calcext:value-type="string">
            <text:p>const*'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./runscriptNoBiggest.sh:</text:p>
          </table:table-cell>
          <table:table-cell office:value-type="string" calcext:value-type="string">
            <text:p>Zeile</text:p>
          </table:table-cell>
          <table:table-cell table:style-name="ce11" office:value-type="time" office:time-value="PT28H00M00S" calcext:value-type="time">
            <text:p>28:00:00</text:p>
          </table:table-cell>
          <table:table-cell office:value-type="float" office:value="85111" calcext:value-type="float">
            <text:p>85111</text:p>
          </table:table-cell>
          <table:table-cell office:value-type="string" calcext:value-type="string">
            <text:p>Abgebrochen</text:p>
          </table:table-cell>
          <table:table-cell table:number-columns-repeated="12"/>
          <table:table-cell office:value-type="string" calcext:value-type="string">
            <text:p>(Speicherabzug</text:p>
          </table:table-cell>
          <table:table-cell office:value-type="string" calcext:value-type="string">
            <text:p>geschrieben)</text:p>
          </table:table-cell>
          <table:table-cell office:value-type="string" calcext:value-type="string">
            <text:p>./main</text:p>
          </table:table-cell>
          <table:table-cell office:value-type="string" calcext:value-type="string">
            <text:p>/home/kulaginasv/workspace/MemComRefactored/tree-scheduler-refactored/real_Trees/trees/</text:p>
          </table:table-cell>
          <table:table-cell office:value-type="string" calcext:value-type="string">
            <text:p>treesListNoBiggest.t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ogeneous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big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Hom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335023785043.20568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ump.0.1.amd.Dehghani.light_in_tissue-1873.tree.nf</text:p>
          </table:table-cell>
          <table:table-cell office:value-type="string" calcext:value-type="string">
            <text:p>68587.85743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metis.IPSO.HTC_336_4438-2534.tree.nf</text:p>
          </table:table-cell>
          <table:table-cell office:value-type="string" calcext:value-type="string">
            <text:p>12292.21145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IPSO.HTC_336_4438-2534.tree.nf</text:p>
          </table:table-cell>
          <table:table-cell office:value-type="string" calcext:value-type="string">
            <text:p>20890.22439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Bova.rma10-374.tree.nf</text:p>
          </table:table-cell>
          <table:table-cell office:value-type="string" calcext:value-type="string">
            <text:p>224541.00394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IPSO.HTC_336_4438-2534.tree.nf</text:p>
          </table:table-cell>
          <table:table-cell office:value-type="string" calcext:value-type="string">
            <text:p>30394.50526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MaxPlanck.shallow_water1-2261.tree.nf</text:p>
          </table:table-cell>
          <table:table-cell office:value-type="string" calcext:value-type="string">
            <text:p>250934.10147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QY.case39-2136.tree.nf</text:p>
          </table:table-cell>
          <table:table-cell office:value-type="string" calcext:value-type="string">
            <text:p>17014.24264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TSOPF.TSOPF_RS_b300_c3-2239.tree.nf</text:p>
          </table:table-cell>
          <table:table-cell office:value-type="string" calcext:value-type="string">
            <text:p>956549.55394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Boeing.ct20stif-356.tree.nf</text:p>
          </table:table-cell>
          <table:table-cell office:value-type="string" calcext:value-type="string">
            <text:p>1330230.58086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Bova.rma10-374.tree.nf</text:p>
          </table:table-cell>
          <table:table-cell office:value-type="string" calcext:value-type="string">
            <text:p>89512.74025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CPM.cz40948-2567.tree.nf</text:p>
          </table:table-cell>
          <table:table-cell office:value-type="string" calcext:value-type="string">
            <text:p>71.11055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DNVS.shipsec5-1280.tree.nf</text:p>
          </table:table-cell>
          <table:table-cell office:value-type="string" calcext:value-type="string">
            <text:p>17390767.02039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FEMLAB.sme3Dc-932.tree.nf</text:p>
          </table:table-cell>
          <table:table-cell office:value-type="string" calcext:value-type="string">
            <text:p>1391295.72001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Goodwin.rim-447.tree.nf</text:p>
          </table:table-cell>
          <table:table-cell office:value-type="string" calcext:value-type="string">
            <text:p>10187.1428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HVDC.hvdc2-1875.tree.nf</text:p>
          </table:table-cell>
          <table:table-cell office:value-type="string" calcext:value-type="string">
            <text:p>3136.55156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Mancktelow.viscorocks-1879.tree.nf</text:p>
          </table:table-cell>
          <table:table-cell office:value-type="string" calcext:value-type="string">
            <text:p>43803.25014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chenk_IBMSDS.matrix_9-959.tree.nf</text:p>
          </table:table-cell>
          <table:table-cell office:value-type="string" calcext:value-type="string">
            <text:p>31941835.45778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chmid.thermal1-1402.tree.nf</text:p>
          </table:table-cell>
          <table:table-cell office:value-type="string" calcext:value-type="string">
            <text:p>27838.84426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hyy.shyy161-809.tree.nf</text:p>
          </table:table-cell>
          <table:table-cell office:value-type="string" calcext:value-type="string">
            <text:p>55702.26226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Wang.wang4-833.tree.nf</text:p>
          </table:table-cell>
          <table:table-cell office:value-type="string" calcext:value-type="string">
            <text:p>909604.13905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Watson.Baumann-1855.tree.nf</text:p>
          </table:table-cell>
          <table:table-cell office:value-type="string" calcext:value-type="string">
            <text:p>3214089.49043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amd.QY.case39-2136.tree.nf</text:p>
          </table:table-cell>
          <table:table-cell office:value-type="string" calcext:value-type="string">
            <text:p>23827.40264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metis.CPM.cz40948-2567.tree.nf</text:p>
          </table:table-cell>
          <table:table-cell office:value-type="string" calcext:value-type="string">
            <text:p>77.48789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metis.IPSO.HTC_336_4438-2534.tree.nf</text:p>
          </table:table-cell>
          <table:table-cell office:value-type="string" calcext:value-type="string">
            <text:p>10826.98545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2.amd.QY.case39-2136.tree.nf</text:p>
          </table:table-cell>
          <table:table-cell office:value-type="string" calcext:value-type="string">
            <text:p>23882.45931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amd.QY.case39-2136.tree.nf</text:p>
          </table:table-cell>
          <table:table-cell office:value-type="string" calcext:value-type="string">
            <text:p>23991.88464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metis.Schenk_IBMNA.c-big-1579.tree.nf</text:p>
          </table:table-cell>
          <table:table-cell office:value-type="string" calcext:value-type="string">
            <text:p>57226156.38330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58285969.93930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58285969.939302</text:p>
          </table:table-cell>
          <table:table-cell table:number-columns-repeated="9"/>
          <table:table-cell table:style-name="ce12"/>
          <table:table-cell table:style-name="ce12" office:value-type="string" calcext:value-type="string">
            <text:p>many small</text:p>
          </table:table-cell>
          <table:table-cell table:style-name="ce12" office:value-type="string" calcext:value-type="string">
            <text:p>avg avg</text:p>
          </table:table-cell>
          <table:table-cell table:style-name="ce12" office:value-type="string" calcext:value-type="string">
            <text:p>few big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-level</text:p>
          </table:table-cell>
          <table:table-cell table:number-columns-repeated="9"/>
          <table:table-cell office:value-type="string" calcext:value-type="string">
            <text:p>dump.0.1.amd.Dehghani.light_in_tissue-1873.tree.nf</text:p>
          </table:table-cell>
          <table:table-cell table:style-name="ce12" office:value-type="float" office:value="103895.221416" calcext:value-type="float">
            <text:p>103895,22</text:p>
          </table:table-cell>
          <table:table-cell table:style-name="ce12" office:value-type="float" office:value="68587.857433" calcext:value-type="float">
            <text:p>68587,86</text:p>
          </table:table-cell>
          <table:table-cell table:style-name="ce12" office:value-type="float" office:value="103895.221416" calcext:value-type="float">
            <text:p>103895,22</text:p>
          </table:table-cell>
          <table:table-cell table:style-name="ce12" office:value-type="float" office:value="68587.857433" calcext:value-type="float">
            <text:p>68587,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omogeneous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mall</text:p>
          </table:table-cell>
          <table:table-cell table:number-columns-repeated="7"/>
          <table:table-cell office:value-type="string" calcext:value-type="string">
            <text:p>dump.1.3.metis.IPSO.HTC_336_4438-2534.tree.nf</text:p>
          </table:table-cell>
          <table:table-cell table:number-columns-repeated="2" table:style-name="ce12" office:value-type="float" office:value="12289.176784" calcext:value-type="float">
            <text:p>12289,18</text:p>
          </table:table-cell>
          <table:table-cell table:style-name="ce12" office:value-type="float" office:value="12297.030117" calcext:value-type="float">
            <text:p>12297,03</text:p>
          </table:table-cell>
          <table:table-cell table:style-name="ce12" office:value-type="float" office:value="12299.750117" calcext:value-type="float">
            <text:p>12299,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om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68178819390.001579</text:p>
          </table:table-cell>
          <table:table-cell table:number-columns-repeated="2"/>
          <table:table-cell office:value-type="string" calcext:value-type="string">
            <text:p>dump.1.4.metis.IPSO.HTC_336_4438-2534.tree.nf</text:p>
          </table:table-cell>
          <table:table-cell table:number-columns-repeated="2" table:style-name="ce12" office:value-type="float" office:value="20887.189727" calcext:value-type="float">
            <text:p>20887,19</text:p>
          </table:table-cell>
          <table:table-cell table:style-name="ce12" office:value-type="float" office:value="20895.54706" calcext:value-type="float">
            <text:p>20895,55</text:p>
          </table:table-cell>
          <table:table-cell table:style-name="ce12" office:value-type="float" office:value="20898.26706" calcext:value-type="float">
            <text:p>20898,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amd.Dehghani.light_in_tissue-1873.tree.nf</text:p>
          </table:table-cell>
          <table:table-cell office:value-type="string" calcext:value-type="string">
            <text:p>68587.857433</text:p>
          </table:table-cell>
          <table:table-cell table:number-columns-repeated="8"/>
          <table:table-cell office:value-type="string" calcext:value-type="string">
            <text:p>dump.0.1.amd.Bova.rma10-374.tree.nf</text:p>
          </table:table-cell>
          <table:table-cell table:style-name="ce12" office:value-type="float" office:value="296053.96662" calcext:value-type="float">
            <text:p>296053,97</text:p>
          </table:table-cell>
          <table:table-cell table:style-name="ce12" office:value-type="float" office:value="224541.003942" calcext:value-type="float">
            <text:p>224541,00</text:p>
          </table:table-cell>
          <table:table-cell table:style-name="ce12" office:value-type="float" office:value="296053.96662" calcext:value-type="float">
            <text:p>296053,97</text:p>
          </table:table-cell>
          <table:table-cell table:style-name="ce12" office:value-type="float" office:value="224541.003942" calcext:value-type="float">
            <text:p>224541,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1.3.metis.IPSO.HTC_336_4438-2534.tree.nf</text:p>
          </table:table-cell>
          <table:table-cell office:value-type="string" calcext:value-type="string">
            <text:p>12289.176784</text:p>
          </table:table-cell>
          <table:table-cell table:number-columns-repeated="8"/>
          <table:table-cell office:value-type="string" calcext:value-type="string">
            <text:p>dump.0.1.amd.IPSO.HTC_336_4438-2534.tree.nf</text:p>
          </table:table-cell>
          <table:table-cell table:number-columns-repeated="2" table:style-name="ce12" office:value-type="float" office:value="30391.470593" calcext:value-type="float">
            <text:p>30391,47</text:p>
          </table:table-cell>
          <table:table-cell table:style-name="ce12" office:value-type="float" office:value="30397.523926" calcext:value-type="float">
            <text:p>30397,52</text:p>
          </table:table-cell>
          <table:table-cell table:style-name="ce12" office:value-type="float" office:value="30519.09326" calcext:value-type="float">
            <text:p>30519,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1.4.metis.IPSO.HTC_336_4438-2534.tree.nf</text:p>
          </table:table-cell>
          <table:table-cell office:value-type="string" calcext:value-type="string">
            <text:p>20887.189727</text:p>
          </table:table-cell>
          <table:table-cell table:number-columns-repeated="8"/>
          <table:table-cell office:value-type="string" calcext:value-type="string">
            <text:p>dump.0.1.amd.MaxPlanck.shallow_water1-2261.tree.nf</text:p>
          </table:table-cell>
          <table:table-cell table:style-name="ce12" office:value-type="float" office:value="343754.762932" calcext:value-type="float">
            <text:p>343754,76</text:p>
          </table:table-cell>
          <table:table-cell table:style-name="ce12" office:value-type="float" office:value="250934.101474" calcext:value-type="float">
            <text:p>250934,10</text:p>
          </table:table-cell>
          <table:table-cell table:style-name="ce12" office:value-type="float" office:value="343754.762932" calcext:value-type="float">
            <text:p>343754,76</text:p>
          </table:table-cell>
          <table:table-cell table:style-name="ce12" office:value-type="float" office:value="250934.101474" calcext:value-type="float">
            <text:p>250934,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amd.Bova.rma10-374.tree.nf</text:p>
          </table:table-cell>
          <table:table-cell office:value-type="string" calcext:value-type="string">
            <text:p>224541.003942</text:p>
          </table:table-cell>
          <table:table-cell table:number-columns-repeated="8"/>
          <table:table-cell office:value-type="string" calcext:value-type="string">
            <text:p>dump.0.1.amd.QY.case39-2136.tree.nf</text:p>
          </table:table-cell>
          <table:table-cell table:style-name="ce12" office:value-type="float" office:value="18684.796585" calcext:value-type="float">
            <text:p>18684,80</text:p>
          </table:table-cell>
          <table:table-cell table:style-name="ce12" office:value-type="float" office:value="17013.803839" calcext:value-type="float">
            <text:p>17013,80</text:p>
          </table:table-cell>
          <table:table-cell table:style-name="ce12" office:value-type="float" office:value="18684.796585" calcext:value-type="float">
            <text:p>18684,80</text:p>
          </table:table-cell>
          <table:table-cell table:style-name="ce12" office:value-type="float" office:value="18165.093252" calcext:value-type="float">
            <text:p>18165,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amd.IPSO.HTC_336_4438-2534.tree.nf</text:p>
          </table:table-cell>
          <table:table-cell office:value-type="string" calcext:value-type="string">
            <text:p>30391.470593</text:p>
          </table:table-cell>
          <table:table-cell table:number-columns-repeated="8"/>
          <table:table-cell office:value-type="string" calcext:value-type="string">
            <text:p>dump.0.1.amd.TSOPF.TSOPF_RS_b300_c3-2239.tree.nf</text:p>
          </table:table-cell>
          <table:table-cell table:style-name="ce12" office:value-type="float" office:value="976089.257521" calcext:value-type="float">
            <text:p>976089,26</text:p>
          </table:table-cell>
          <table:table-cell table:style-name="ce12" office:value-type="float" office:value="950969.891937" calcext:value-type="float">
            <text:p>950969,89</text:p>
          </table:table-cell>
          <table:table-cell table:style-name="ce12" office:value-type="float" office:value="976089.257521" calcext:value-type="float">
            <text:p>976089,26</text:p>
          </table:table-cell>
          <table:table-cell table:style-name="ce12" office:value-type="float" office:value="966718.369624" calcext:value-type="float">
            <text:p>966718,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amd.MaxPlanck.shallow_water1-2261.tree.nf</text:p>
          </table:table-cell>
          <table:table-cell office:value-type="string" calcext:value-type="string">
            <text:p>250934.101474</text:p>
          </table:table-cell>
          <table:table-cell table:number-columns-repeated="8"/>
          <table:table-cell office:value-type="string" calcext:value-type="string">
            <text:p>dump.0.1.metis.Boeing.ct20stif-356.tree.nf</text:p>
          </table:table-cell>
          <table:table-cell table:style-name="ce12" office:value-type="float" office:value="2306107.731637" calcext:value-type="float">
            <text:p>2306107,73</text:p>
          </table:table-cell>
          <table:table-cell table:style-name="ce12" office:value-type="float" office:value="1330230.580869" calcext:value-type="float">
            <text:p>1330230,58</text:p>
          </table:table-cell>
          <table:table-cell table:style-name="ce12" office:value-type="float" office:value="2306107.731637" calcext:value-type="float">
            <text:p>2306107,73</text:p>
          </table:table-cell>
          <table:table-cell table:style-name="ce12" office:value-type="float" office:value="1330230.580869" calcext:value-type="float">
            <text:p>1330230,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amd.QY.case39-2136.tree.nf</text:p>
          </table:table-cell>
          <table:table-cell office:value-type="string" calcext:value-type="string">
            <text:p>17013.803839</text:p>
          </table:table-cell>
          <table:table-cell table:number-columns-repeated="8"/>
          <table:table-cell office:value-type="string" calcext:value-type="string">
            <text:p>dump.0.1.metis.Bova.rma10-374.tree.nf</text:p>
          </table:table-cell>
          <table:table-cell table:style-name="ce12" office:value-type="float" office:value="189831.689931" calcext:value-type="float">
            <text:p>189831,69</text:p>
          </table:table-cell>
          <table:table-cell table:style-name="ce12" office:value-type="float" office:value="89512.74025" calcext:value-type="float">
            <text:p>89512,74</text:p>
          </table:table-cell>
          <table:table-cell table:style-name="ce12" office:value-type="float" office:value="189831.689931" calcext:value-type="float">
            <text:p>189831,69</text:p>
          </table:table-cell>
          <table:table-cell table:style-name="ce12" office:value-type="float" office:value="89512.74025" calcext:value-type="float">
            <text:p>89512,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amd.TSOPF.TSOPF_RS_b300_c3-2239.tree.nf</text:p>
          </table:table-cell>
          <table:table-cell office:value-type="string" calcext:value-type="string">
            <text:p>950969.891937</text:p>
          </table:table-cell>
          <table:table-cell table:number-columns-repeated="8"/>
          <table:table-cell office:value-type="string" calcext:value-type="string">
            <text:p>dump.0.1.metis.CPM.cz40948-2567.tree.nf</text:p>
          </table:table-cell>
          <table:table-cell table:style-name="ce12" office:value-type="float" office:value="385.279679" calcext:value-type="float">
            <text:p>385,28</text:p>
          </table:table-cell>
          <table:table-cell table:style-name="ce12" office:value-type="float" office:value="71.110552" calcext:value-type="float">
            <text:p>71,11</text:p>
          </table:table-cell>
          <table:table-cell table:style-name="ce12" office:value-type="float" office:value="385.279679" calcext:value-type="float">
            <text:p>385,28</text:p>
          </table:table-cell>
          <table:table-cell table:style-name="ce12" office:value-type="float" office:value="355.898703" calcext:value-type="float">
            <text:p>355,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Boeing.ct20stif-356.tree.nf</text:p>
          </table:table-cell>
          <table:table-cell office:value-type="string" calcext:value-type="string">
            <text:p>1330230.580869</text:p>
          </table:table-cell>
          <table:table-cell table:number-columns-repeated="8"/>
          <table:table-cell office:value-type="string" calcext:value-type="string">
            <text:p>dump.0.1.metis.DNVS.shipsec5-1280.tree.nf</text:p>
          </table:table-cell>
          <table:table-cell table:style-name="ce12" office:value-type="float" office:value="30210589.303986" calcext:value-type="float">
            <text:p>30210589,30</text:p>
          </table:table-cell>
          <table:table-cell table:style-name="ce12" office:value-type="float" office:value="17390767.020394" calcext:value-type="float">
            <text:p>17390767,02</text:p>
          </table:table-cell>
          <table:table-cell table:style-name="ce12" office:value-type="float" office:value="30212234.504057" calcext:value-type="float">
            <text:p>30212234,50</text:p>
          </table:table-cell>
          <table:table-cell table:style-name="ce12" office:value-type="float" office:value="17390877.803728" calcext:value-type="float">
            <text:p>17390877,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Bova.rma10-374.tree.nf</text:p>
          </table:table-cell>
          <table:table-cell office:value-type="string" calcext:value-type="string">
            <text:p>89512.740250</text:p>
          </table:table-cell>
          <table:table-cell table:number-columns-repeated="8"/>
          <table:table-cell office:value-type="string" calcext:value-type="string">
            <text:p>dump.0.1.metis.FEMLAB.sme3Dc-932.tree.nf</text:p>
          </table:table-cell>
          <table:table-cell table:style-name="ce12" office:value-type="float" office:value="2053828.625972" calcext:value-type="float">
            <text:p>2053828,63</text:p>
          </table:table-cell>
          <table:table-cell table:style-name="ce12" office:value-type="float" office:value="1391295.720014" calcext:value-type="float">
            <text:p>1391295,72</text:p>
          </table:table-cell>
          <table:table-cell table:style-name="ce12" office:value-type="float" office:value="2053828.625972" calcext:value-type="float">
            <text:p>2053828,63</text:p>
          </table:table-cell>
          <table:table-cell table:style-name="ce12" office:value-type="float" office:value="1391295.720014" calcext:value-type="float">
            <text:p>1391295,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CPM.cz40948-2567.tree.nf</text:p>
          </table:table-cell>
          <table:table-cell office:value-type="string" calcext:value-type="string">
            <text:p>71.110552</text:p>
          </table:table-cell>
          <table:table-cell table:number-columns-repeated="8"/>
          <table:table-cell office:value-type="string" calcext:value-type="string">
            <text:p>dump.0.1.metis.Goodwin.rim-447.tree.nf</text:p>
          </table:table-cell>
          <table:table-cell table:style-name="ce12" office:value-type="float" office:value="31602.102339" calcext:value-type="float">
            <text:p>31602,10</text:p>
          </table:table-cell>
          <table:table-cell table:style-name="ce12" office:value-type="float" office:value="10187.142846" calcext:value-type="float">
            <text:p>10187,14</text:p>
          </table:table-cell>
          <table:table-cell table:style-name="ce12" office:value-type="float" office:value="31602.102339" calcext:value-type="float">
            <text:p>31602,10</text:p>
          </table:table-cell>
          <table:table-cell table:style-name="ce12" office:value-type="float" office:value="10328.075697" calcext:value-type="float">
            <text:p>10328,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DNVS.shipsec5-1280.tree.nf</text:p>
          </table:table-cell>
          <table:table-cell office:value-type="string" calcext:value-type="string">
            <text:p>17390767.020394</text:p>
          </table:table-cell>
          <table:table-cell table:number-columns-repeated="8"/>
          <table:table-cell office:value-type="string" calcext:value-type="string">
            <text:p>dump.0.1.metis.HVDC.hvdc2-1875.tree.nf</text:p>
          </table:table-cell>
          <table:table-cell table:style-name="ce12" office:value-type="float" office:value="7205.691839" calcext:value-type="float">
            <text:p>7205,69</text:p>
          </table:table-cell>
          <table:table-cell table:style-name="ce12" office:value-type="float" office:value="3136.55156" calcext:value-type="float">
            <text:p>3136,55</text:p>
          </table:table-cell>
          <table:table-cell table:style-name="ce12" office:value-type="float" office:value="7205.691839" calcext:value-type="float">
            <text:p>7205,69</text:p>
          </table:table-cell>
          <table:table-cell table:style-name="ce12" office:value-type="float" office:value="7207.108506" calcext:value-type="float">
            <text:p>7207,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FEMLAB.sme3Dc-932.tree.nf</text:p>
          </table:table-cell>
          <table:table-cell office:value-type="string" calcext:value-type="string">
            <text:p>1391295.720014</text:p>
          </table:table-cell>
          <table:table-cell table:number-columns-repeated="8"/>
          <table:table-cell office:value-type="string" calcext:value-type="string">
            <text:p>dump.0.1.metis.Mancktelow.viscorocks-1879.tree.nf</text:p>
          </table:table-cell>
          <table:table-cell table:style-name="ce12" office:value-type="float" office:value="106653.862899" calcext:value-type="float">
            <text:p>106653,86</text:p>
          </table:table-cell>
          <table:table-cell table:style-name="ce12" office:value-type="float" office:value="43803.250143" calcext:value-type="float">
            <text:p>43803,25</text:p>
          </table:table-cell>
          <table:table-cell table:style-name="ce12" office:value-type="float" office:value="106654.156899" calcext:value-type="float">
            <text:p>106654,16</text:p>
          </table:table-cell>
          <table:table-cell table:style-name="ce12" office:value-type="float" office:value="106654.316899" calcext:value-type="float">
            <text:p>106654,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Goodwin.rim-447.tree.nf</text:p>
          </table:table-cell>
          <table:table-cell office:value-type="string" calcext:value-type="string">
            <text:p>10187.142846</text:p>
          </table:table-cell>
          <table:table-cell table:number-columns-repeated="8"/>
          <table:table-cell office:value-type="string" calcext:value-type="string">
            <text:p>dump.0.1.metis.Schenk_IBMSDS.matrix_9-959.tree.nf</text:p>
          </table:table-cell>
          <table:table-cell table:style-name="ce12" office:value-type="float" office:value="52553110.594177" calcext:value-type="float">
            <text:p>52553110,59</text:p>
          </table:table-cell>
          <table:table-cell table:style-name="ce12" office:value-type="float" office:value="31941835.457788" calcext:value-type="float">
            <text:p>31941835,46</text:p>
          </table:table-cell>
          <table:table-cell table:style-name="ce12" office:value-type="float" office:value="53265714.394055" calcext:value-type="float">
            <text:p>53265714,39</text:p>
          </table:table-cell>
          <table:table-cell table:style-name="ce12" office:value-type="float" office:value="53265714.570055" calcext:value-type="float">
            <text:p>53265714,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HVDC.hvdc2-1875.tree.nf</text:p>
          </table:table-cell>
          <table:table-cell office:value-type="string" calcext:value-type="string">
            <text:p>3136.551560</text:p>
          </table:table-cell>
          <table:table-cell table:number-columns-repeated="8"/>
          <table:table-cell office:value-type="string" calcext:value-type="string">
            <text:p>dump.0.1.metis.Schmid.thermal1-1402.tree.nf</text:p>
          </table:table-cell>
          <table:table-cell table:style-name="ce12" office:value-type="float" office:value="66932.16412" calcext:value-type="float">
            <text:p>66932,16</text:p>
          </table:table-cell>
          <table:table-cell table:style-name="ce12" office:value-type="float" office:value="27838.844261" calcext:value-type="float">
            <text:p>27838,84</text:p>
          </table:table-cell>
          <table:table-cell table:style-name="ce12" office:value-type="float" office:value="66932.16412" calcext:value-type="float">
            <text:p>66932,16</text:p>
          </table:table-cell>
          <table:table-cell table:style-name="ce12" office:value-type="float" office:value="66932.268787" calcext:value-type="float">
            <text:p>66932,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Mancktelow.viscorocks-1879.tree.nf</text:p>
          </table:table-cell>
          <table:table-cell office:value-type="string" calcext:value-type="string">
            <text:p>43803.250143</text:p>
          </table:table-cell>
          <table:table-cell table:number-columns-repeated="8"/>
          <table:table-cell office:value-type="string" calcext:value-type="string">
            <text:p>dump.0.1.metis.Shyy.shyy161-809.tree.nf</text:p>
          </table:table-cell>
          <table:table-cell table:style-name="ce12" office:value-type="float" office:value="92003.815081" calcext:value-type="float">
            <text:p>92003,82</text:p>
          </table:table-cell>
          <table:table-cell table:style-name="ce12" office:value-type="float" office:value="55702.262263" calcext:value-type="float">
            <text:p>55702,26</text:p>
          </table:table-cell>
          <table:table-cell table:style-name="ce12" office:value-type="float" office:value="92003.815081" calcext:value-type="float">
            <text:p>92003,82</text:p>
          </table:table-cell>
          <table:table-cell table:style-name="ce12" office:value-type="float" office:value="55702.262263" calcext:value-type="float">
            <text:p>55702,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Schenk_IBMSDS.matrix_9-959.tree.nf</text:p>
          </table:table-cell>
          <table:table-cell office:value-type="string" calcext:value-type="string">
            <text:p>31941835.457788</text:p>
          </table:table-cell>
          <table:table-cell table:number-columns-repeated="8"/>
          <table:table-cell office:value-type="string" calcext:value-type="string">
            <text:p>dump.0.1.metis.Wang.wang4-833.tree.nf</text:p>
          </table:table-cell>
          <table:table-cell table:style-name="ce12" office:value-type="float" office:value="1358921.363669" calcext:value-type="float">
            <text:p>1358921,36</text:p>
          </table:table-cell>
          <table:table-cell table:style-name="ce12" office:value-type="float" office:value="909604.139059" calcext:value-type="float">
            <text:p>909604,14</text:p>
          </table:table-cell>
          <table:table-cell table:style-name="ce12" office:value-type="float" office:value="1358921.363669" calcext:value-type="float">
            <text:p>1358921,36</text:p>
          </table:table-cell>
          <table:table-cell table:style-name="ce12" office:value-type="float" office:value="909604.139059" calcext:value-type="float">
            <text:p>909604,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Schmid.thermal1-1402.tree.nf</text:p>
          </table:table-cell>
          <table:table-cell office:value-type="string" calcext:value-type="string">
            <text:p>27838.844261</text:p>
          </table:table-cell>
          <table:table-cell table:number-columns-repeated="8"/>
          <table:table-cell office:value-type="string" calcext:value-type="string">
            <text:p>dump.0.1.metis.Watson.Baumann-1855.tree.nf</text:p>
          </table:table-cell>
          <table:table-cell table:style-name="ce12" office:value-type="float" office:value="5481270.519956" calcext:value-type="float">
            <text:p>5481270,52</text:p>
          </table:table-cell>
          <table:table-cell table:style-name="ce12" office:value-type="float" office:value="3214089.490432" calcext:value-type="float">
            <text:p>3214089,49</text:p>
          </table:table-cell>
          <table:table-cell table:style-name="ce12" office:value-type="float" office:value="5481083.463525" calcext:value-type="float">
            <text:p>5481083,46</text:p>
          </table:table-cell>
          <table:table-cell table:style-name="ce12" office:value-type="float" office:value="3214089.606432" calcext:value-type="float">
            <text:p>3214089,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Shyy.shyy161-809.tree.nf</text:p>
          </table:table-cell>
          <table:table-cell office:value-type="string" calcext:value-type="string">
            <text:p>55702.262263</text:p>
          </table:table-cell>
          <table:table-cell table:number-columns-repeated="8"/>
          <table:table-cell office:value-type="string" calcext:value-type="string">
            <text:p>dump.1.1.amd.QY.case39-2136.tree.nf</text:p>
          </table:table-cell>
          <table:table-cell table:style-name="ce12" office:value-type="float" office:value="25511.586585" calcext:value-type="float">
            <text:p>25511,59</text:p>
          </table:table-cell>
          <table:table-cell table:style-name="ce12" office:value-type="float" office:value="23826.963839" calcext:value-type="float">
            <text:p>23826,96</text:p>
          </table:table-cell>
          <table:table-cell table:style-name="ce12" office:value-type="float" office:value="25511.586585" calcext:value-type="float">
            <text:p>25511,59</text:p>
          </table:table-cell>
          <table:table-cell table:style-name="ce12" office:value-type="float" office:value="24978.253252" calcext:value-type="float">
            <text:p>24978,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Wang.wang4-833.tree.nf</text:p>
          </table:table-cell>
          <table:table-cell office:value-type="string" calcext:value-type="string">
            <text:p>909604.139059</text:p>
          </table:table-cell>
          <table:table-cell table:number-columns-repeated="8"/>
          <table:table-cell office:value-type="string" calcext:value-type="string">
            <text:p>dump.1.1.metis.CPM.cz40948-2567.tree.nf</text:p>
          </table:table-cell>
          <table:table-cell table:style-name="ce12" office:value-type="float" office:value="402.623679" calcext:value-type="float">
            <text:p>402,62</text:p>
          </table:table-cell>
          <table:table-cell table:style-name="ce12" office:value-type="float" office:value="77.48789" calcext:value-type="float">
            <text:p>77,49</text:p>
          </table:table-cell>
          <table:table-cell table:style-name="ce12" office:value-type="float" office:value="402.623679" calcext:value-type="float">
            <text:p>402,62</text:p>
          </table:table-cell>
          <table:table-cell table:style-name="ce12" office:value-type="float" office:value="371.978726" calcext:value-type="float">
            <text:p>371,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0.1.metis.Watson.Baumann-1855.tree.nf</text:p>
          </table:table-cell>
          <table:table-cell office:value-type="string" calcext:value-type="string">
            <text:p>3214089.490432</text:p>
          </table:table-cell>
          <table:table-cell table:number-columns-repeated="8"/>
          <table:table-cell office:value-type="string" calcext:value-type="string">
            <text:p>dump.1.1.metis.IPSO.HTC_336_4438-2534.tree.nf</text:p>
          </table:table-cell>
          <table:table-cell table:number-columns-repeated="2" table:style-name="ce12" office:value-type="float" office:value="10823.950784" calcext:value-type="float">
            <text:p>10823,95</text:p>
          </table:table-cell>
          <table:table-cell table:style-name="ce12" office:value-type="float" office:value="10831.804117" calcext:value-type="float">
            <text:p>10831,80</text:p>
          </table:table-cell>
          <table:table-cell table:style-name="ce12" office:value-type="float" office:value="10834.524117" calcext:value-type="float">
            <text:p>10834,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1.1.amd.QY.case39-2136.tree.nf</text:p>
          </table:table-cell>
          <table:table-cell office:value-type="string" calcext:value-type="string">
            <text:p>23826.963839</text:p>
          </table:table-cell>
          <table:table-cell table:number-columns-repeated="8"/>
          <table:table-cell office:value-type="string" calcext:value-type="string">
            <text:p>dump.1.2.amd.QY.case39-2136.tree.nf</text:p>
          </table:table-cell>
          <table:table-cell table:style-name="ce12" office:value-type="float" office:value="25690.303252" calcext:value-type="float">
            <text:p>25690,30</text:p>
          </table:table-cell>
          <table:table-cell table:style-name="ce12" office:value-type="float" office:value="23881.466506" calcext:value-type="float">
            <text:p>23881,47</text:p>
          </table:table-cell>
          <table:table-cell table:style-name="ce12" office:value-type="float" office:value="25690.303252" calcext:value-type="float">
            <text:p>25690,30</text:p>
          </table:table-cell>
          <table:table-cell table:style-name="ce12" office:value-type="float" office:value="25156.969918" calcext:value-type="float">
            <text:p>25156,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1.1.metis.CPM.cz40948-2567.tree.nf</text:p>
          </table:table-cell>
          <table:table-cell office:value-type="string" calcext:value-type="string">
            <text:p>77.487890</text:p>
          </table:table-cell>
          <table:table-cell table:number-columns-repeated="8"/>
          <table:table-cell office:value-type="string" calcext:value-type="string">
            <text:p>dump.1.3.amd.QY.case39-2136.tree.nf</text:p>
          </table:table-cell>
          <table:table-cell table:style-name="ce12" office:value-type="float" office:value="26029.084585" calcext:value-type="float">
            <text:p>26029,08</text:p>
          </table:table-cell>
          <table:table-cell table:style-name="ce12" office:value-type="float" office:value="23989.513839" calcext:value-type="float">
            <text:p>23989,51</text:p>
          </table:table-cell>
          <table:table-cell table:style-name="ce12" office:value-type="float" office:value="26029.084585" calcext:value-type="float">
            <text:p>26029,08</text:p>
          </table:table-cell>
          <table:table-cell table:style-name="ce12" office:value-type="float" office:value="25495.751252" calcext:value-type="float">
            <text:p>25495,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1.1.metis.IPSO.HTC_336_4438-2534.tree.nf</text:p>
          </table:table-cell>
          <table:table-cell office:value-type="string" calcext:value-type="string">
            <text:p>10823.950784</text:p>
          </table:table-cell>
          <table:table-cell table:number-columns-repeated="8"/>
          <table:table-cell office:value-type="string" calcext:value-type="string">
            <text:p>dump.1.3.metis.Schenk_IBMNA.c-big-1579.tree.nf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57226148.691302" calcext:value-type="float">
            <text:p>57226148,69</text:p>
          </table:table-cell>
          <table:table-cell table:style-name="ce12" office:value-type="float" office:value="57226168.683301" calcext:value-type="float">
            <text:p>57226168,68</text:p>
          </table:table-cell>
          <table:table-cell table:style-name="ce12" office:value-type="float" office:value="57226186.471301" calcext:value-type="float">
            <text:p>57226186,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1.2.amd.QY.case39-2136.tree.nf</text:p>
          </table:table-cell>
          <table:table-cell office:value-type="string" calcext:value-type="string">
            <text:p>23881.466506</text:p>
          </table:table-cell>
          <table:table-cell table:number-columns-repeated="8"/>
          <table:table-cell office:value-type="string" calcext:value-type="string">
            <text:p>dump.1.4.metis.Schenk_IBMNA.c-big-1579.tree.nf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58285962.247302" calcext:value-type="float">
            <text:p>58285962,25</text:p>
          </table:table-cell>
          <table:table-cell table:style-name="ce12" office:value-type="float" office:value="58285982.239301" calcext:value-type="float">
            <text:p>58285982,24</text:p>
          </table:table-cell>
          <table:table-cell table:style-name="ce12" office:value-type="float" office:value="58286000.255301" calcext:value-type="float">
            <text:p>58286000,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1.3.amd.QY.case39-2136.tree.nf</text:p>
          </table:table-cell>
          <table:table-cell office:value-type="string" calcext:value-type="string">
            <text:p>23989.513839</text:p>
          </table:table-cell>
          <table:table-cell table:number-columns-repeated="8"/>
          <table:table-cell office:value-type="string" calcext:value-type="string">
            <text:p>cum mem</text:p>
          </table:table-cell>
          <table:table-cell table:style-name="ce12" office:value-type="float" office:value="16726922214.7492" calcext:value-type="float">
            <text:p>16726922214,75</text:p>
          </table:table-cell>
          <table:table-cell table:style-name="ce12" office:value-type="float" office:value="68178819390.0016" calcext:value-type="float">
            <text:p>68178819390,00</text:p>
          </table:table-cell>
          <table:table-cell table:style-name="ce12" office:value-type="float" office:value="31431591311.9998" calcext:value-type="float">
            <text:p>31431591312,00</text:p>
          </table:table-cell>
          <table:table-cell table:style-name="ce12" office:value-type="float" office:value="36978342720" calcext:value-type="float">
            <text:p>36978342720,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1.3.metis.Schenk_IBMNA.c-big-1579.tree.nf</text:p>
          </table:table-cell>
          <table:table-cell office:value-type="string" calcext:value-type="string">
            <text:p>57226148.691302</text:p>
          </table:table-cell>
          <table:table-cell table:number-columns-repeated="8"/>
          <table:table-cell office:value-type="string" calcext:value-type="string">
            <text:p>cum mem GB</text:p>
          </table:table-cell>
          <table:table-cell table:style-name="ce12" table:formula="of:=[.N139]/1000000000" office:value-type="float" office:value="16.7269222147492" calcext:value-type="float">
            <text:p>16,73</text:p>
          </table:table-cell>
          <table:table-cell table:style-name="ce12" table:formula="of:=[.O139]/1000000000" office:value-type="float" office:value="68.1788193900016" calcext:value-type="float">
            <text:p>68,18</text:p>
          </table:table-cell>
          <table:table-cell table:style-name="ce12" table:formula="of:=[.P139]/1000000000" office:value-type="float" office:value="31.4315913119998" calcext:value-type="float">
            <text:p>31,43</text:p>
          </table:table-cell>
          <table:table-cell table:style-name="ce12" table:formula="of:=[.Q139]/1000000000" office:value-type="float" office:value="36.97834272" calcext:value-type="float">
            <text:p>36,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58285962.247302</text:p>
          </table:table-cell>
          <table:table-cell table:number-columns-repeated="8"/>
          <table:table-cell office:value-type="string" calcext:value-type="string">
            <text:p>avg</text:p>
          </table:table-cell>
          <table:table-cell table:style-name="ce12" table:formula="of:=AVERAGE([.N111:.N136])" office:value-type="float" office:value="3705728.69755185" calcext:value-type="float">
            <text:p>3705728,70</text:p>
          </table:table-cell>
          <table:table-cell table:style-name="ce12" table:formula="of:=AVERAGE([.O111:.O136])" office:value-type="float" office:value="2233318.77650069" calcext:value-type="float">
            <text:p>2233318,78</text:p>
          </table:table-cell>
          <table:table-cell table:style-name="ce12" table:formula="of:=AVERAGE([.P111:.P136])" office:value-type="float" office:value="3733193.788123" calcext:value-type="float">
            <text:p>3733193,79</text:p>
          </table:table-cell>
          <table:table-cell table:style-name="ce12" table:formula="of:=AVERAGE([.Q111:.Q136])" office:value-type="float" office:value="3058384.85018035" calcext:value-type="float">
            <text:p>3058384,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58285962.247302</text:p>
          </table:table-cell>
          <table:table-cell table:number-columns-repeated="8"/>
          <table:table-cell office:value-type="string" calcext:value-type="string">
            <text:p>improvement</text:p>
          </table:table-cell>
          <table:table-cell table:style-name="ce12"/>
          <table:table-cell table:style-name="ce12" table:formula="of:=([.O141]/[.N141])*100 -100" office:value-type="float" office:value="-39.7333437286946" calcext:value-type="float">
            <text:p>-39,73</text:p>
          </table:table-cell>
          <table:table-cell table:style-name="ce12" table:formula="of:=([.P141]/[.N141])*100 -100" office:value-type="float" office:value="0.741152221674994" calcext:value-type="float">
            <text:p>0,74</text:p>
          </table:table-cell>
          <table:table-cell table:style-name="ce12" table:formula="of:=([.Q141]/[.N141])*100 -100" office:value-type="float" office:value="-17.4687328783449" calcext:value-type="float">
            <text:p>-17,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omogeneous</text:p>
          </table:table-cell>
          <table:table-cell table:number-columns-repeated="2" office:value-type="string" calcext:value-type="string">
            <text:p>average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Hom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31431591311.9998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ump.0.1.amd.Dehghani.light_in_tissue-1873.tree.nf</text:p>
          </table:table-cell>
          <table:table-cell office:value-type="string" calcext:value-type="string">
            <text:p>103895.22141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metis.IPSO.HTC_336_4438-2534.tree.nf</text:p>
          </table:table-cell>
          <table:table-cell office:value-type="string" calcext:value-type="string">
            <text:p>12297.03011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IPSO.HTC_336_4438-2534.tree.nf</text:p>
          </table:table-cell>
          <table:table-cell office:value-type="string" calcext:value-type="string">
            <text:p>20895.54706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Bova.rma10-374.tree.nf</text:p>
          </table:table-cell>
          <table:table-cell office:value-type="string" calcext:value-type="string">
            <text:p>296053.96662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IPSO.HTC_336_4438-2534.tree.nf</text:p>
          </table:table-cell>
          <table:table-cell office:value-type="string" calcext:value-type="string">
            <text:p>30397.52392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MaxPlanck.shallow_water1-2261.tree.nf</text:p>
          </table:table-cell>
          <table:table-cell office:value-type="string" calcext:value-type="string">
            <text:p>343754.76293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QY.case39-2136.tree.nf</text:p>
          </table:table-cell>
          <table:table-cell office:value-type="string" calcext:value-type="string">
            <text:p>18684.79658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TSOPF.TSOPF_RS_b300_c3-2239.tree.nf</text:p>
          </table:table-cell>
          <table:table-cell office:value-type="string" calcext:value-type="string">
            <text:p>976089.2575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Boeing.ct20stif-356.tree.nf</text:p>
          </table:table-cell>
          <table:table-cell office:value-type="string" calcext:value-type="string">
            <text:p>2306107.73163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Bova.rma10-374.tree.nf</text:p>
          </table:table-cell>
          <table:table-cell office:value-type="string" calcext:value-type="string">
            <text:p>189831.68993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CPM.cz40948-2567.tree.nf</text:p>
          </table:table-cell>
          <table:table-cell office:value-type="string" calcext:value-type="string">
            <text:p>385.27967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DNVS.shipsec5-1280.tree.nf</text:p>
          </table:table-cell>
          <table:table-cell office:value-type="string" calcext:value-type="string">
            <text:p>30212234.50405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FEMLAB.sme3Dc-932.tree.nf</text:p>
          </table:table-cell>
          <table:table-cell office:value-type="string" calcext:value-type="string">
            <text:p>2053828.62597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Goodwin.rim-447.tree.nf</text:p>
          </table:table-cell>
          <table:table-cell office:value-type="string" calcext:value-type="string">
            <text:p>31602.10233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HVDC.hvdc2-1875.tree.nf</text:p>
          </table:table-cell>
          <table:table-cell office:value-type="string" calcext:value-type="string">
            <text:p>7205.69183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Mancktelow.viscorocks-1879.tree.nf</text:p>
          </table:table-cell>
          <table:table-cell office:value-type="string" calcext:value-type="string">
            <text:p>106654.15689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chenk_IBMSDS.matrix_9-959.tree.nf</text:p>
          </table:table-cell>
          <table:table-cell office:value-type="string" calcext:value-type="string">
            <text:p>53265714.39405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chmid.thermal1-1402.tree.nf</text:p>
          </table:table-cell>
          <table:table-cell office:value-type="string" calcext:value-type="string">
            <text:p>66932.16412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hyy.shyy161-809.tree.nf</text:p>
          </table:table-cell>
          <table:table-cell office:value-type="string" calcext:value-type="string">
            <text:p>92003.81508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Wang.wang4-833.tree.nf</text:p>
          </table:table-cell>
          <table:table-cell office:value-type="string" calcext:value-type="string">
            <text:p>1358921.36366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Watson.Baumann-1855.tree.nf</text:p>
          </table:table-cell>
          <table:table-cell office:value-type="string" calcext:value-type="string">
            <text:p>5481083.46352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amd.QY.case39-2136.tree.nf</text:p>
          </table:table-cell>
          <table:table-cell office:value-type="string" calcext:value-type="string">
            <text:p>25511.58658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metis.CPM.cz40948-2567.tree.nf</text:p>
          </table:table-cell>
          <table:table-cell office:value-type="string" calcext:value-type="string">
            <text:p>402.62367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metis.IPSO.HTC_336_4438-2534.tree.nf</text:p>
          </table:table-cell>
          <table:table-cell office:value-type="string" calcext:value-type="string">
            <text:p>10831.80411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2.amd.QY.case39-2136.tree.nf</text:p>
          </table:table-cell>
          <table:table-cell office:value-type="string" calcext:value-type="string">
            <text:p>25690.30325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amd.QY.case39-2136.tree.nf</text:p>
          </table:table-cell>
          <table:table-cell office:value-type="string" calcext:value-type="string">
            <text:p>26029.08458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metis.Schenk_IBMNA.c-big-1579.tree.nf</text:p>
          </table:table-cell>
          <table:table-cell office:value-type="string" calcext:value-type="string">
            <text:p>57226168.68330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58285982.23930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58285982.23930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homogeneous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big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Hom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36978342720.0000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ump.0.1.amd.Dehghani.light_in_tissue-1873.tree.nf</text:p>
          </table:table-cell>
          <table:table-cell office:value-type="string" calcext:value-type="string">
            <text:p>68587.85743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metis.IPSO.HTC_336_4438-2534.tree.nf</text:p>
          </table:table-cell>
          <table:table-cell office:value-type="string" calcext:value-type="string">
            <text:p>12299.75011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IPSO.HTC_336_4438-2534.tree.nf</text:p>
          </table:table-cell>
          <table:table-cell office:value-type="string" calcext:value-type="string">
            <text:p>20898.26706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Bova.rma10-374.tree.nf</text:p>
          </table:table-cell>
          <table:table-cell office:value-type="string" calcext:value-type="string">
            <text:p>224541.00394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IPSO.HTC_336_4438-2534.tree.nf</text:p>
          </table:table-cell>
          <table:table-cell office:value-type="string" calcext:value-type="string">
            <text:p>30519.09326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MaxPlanck.shallow_water1-2261.tree.nf</text:p>
          </table:table-cell>
          <table:table-cell office:value-type="string" calcext:value-type="string">
            <text:p>250934.10147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QY.case39-2136.tree.nf</text:p>
          </table:table-cell>
          <table:table-cell office:value-type="string" calcext:value-type="string">
            <text:p>18165.09325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TSOPF.TSOPF_RS_b300_c3-2239.tree.nf</text:p>
          </table:table-cell>
          <table:table-cell office:value-type="string" calcext:value-type="string">
            <text:p>966718.36962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Boeing.ct20stif-356.tree.nf</text:p>
          </table:table-cell>
          <table:table-cell office:value-type="string" calcext:value-type="string">
            <text:p>1330230.58086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Bova.rma10-374.tree.nf</text:p>
          </table:table-cell>
          <table:table-cell office:value-type="string" calcext:value-type="string">
            <text:p>89512.74025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CPM.cz40948-2567.tree.nf</text:p>
          </table:table-cell>
          <table:table-cell office:value-type="string" calcext:value-type="string">
            <text:p>355.89870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DNVS.shipsec5-1280.tree.nf</text:p>
          </table:table-cell>
          <table:table-cell office:value-type="string" calcext:value-type="string">
            <text:p>17390877.803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FEMLAB.sme3Dc-932.tree.nf</text:p>
          </table:table-cell>
          <table:table-cell office:value-type="string" calcext:value-type="string">
            <text:p>1391295.72001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Goodwin.rim-447.tree.nf</text:p>
          </table:table-cell>
          <table:table-cell office:value-type="string" calcext:value-type="string">
            <text:p>10328.07569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HVDC.hvdc2-1875.tree.nf</text:p>
          </table:table-cell>
          <table:table-cell office:value-type="string" calcext:value-type="string">
            <text:p>7207.10850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Mancktelow.viscorocks-1879.tree.nf</text:p>
          </table:table-cell>
          <table:table-cell office:value-type="string" calcext:value-type="string">
            <text:p>106654.31689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chenk_IBMSDS.matrix_9-959.tree.nf</text:p>
          </table:table-cell>
          <table:table-cell office:value-type="string" calcext:value-type="string">
            <text:p>53265714.57005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chmid.thermal1-1402.tree.nf</text:p>
          </table:table-cell>
          <table:table-cell office:value-type="string" calcext:value-type="string">
            <text:p>66932.26878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hyy.shyy161-809.tree.nf</text:p>
          </table:table-cell>
          <table:table-cell office:value-type="string" calcext:value-type="string">
            <text:p>55702.26226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Wang.wang4-833.tree.nf</text:p>
          </table:table-cell>
          <table:table-cell office:value-type="string" calcext:value-type="string">
            <text:p>909604.13905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Watson.Baumann-1855.tree.nf</text:p>
          </table:table-cell>
          <table:table-cell office:value-type="string" calcext:value-type="string">
            <text:p>3214089.60643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amd.QY.case39-2136.tree.nf</text:p>
          </table:table-cell>
          <table:table-cell office:value-type="string" calcext:value-type="string">
            <text:p>24978.25325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metis.CPM.cz40948-2567.tree.nf</text:p>
          </table:table-cell>
          <table:table-cell office:value-type="string" calcext:value-type="string">
            <text:p>371.97872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1.metis.IPSO.HTC_336_4438-2534.tree.nf</text:p>
          </table:table-cell>
          <table:table-cell office:value-type="string" calcext:value-type="string">
            <text:p>10834.52411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2.amd.QY.case39-2136.tree.nf</text:p>
          </table:table-cell>
          <table:table-cell office:value-type="string" calcext:value-type="string">
            <text:p>25156.96991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amd.QY.case39-2136.tree.nf</text:p>
          </table:table-cell>
          <table:table-cell office:value-type="string" calcext:value-type="string">
            <text:p>25495.75125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metis.Schenk_IBMNA.c-big-1579.tree.nf</text:p>
          </table:table-cell>
          <table:table-cell office:value-type="string" calcext:value-type="string">
            <text:p>57226186.47130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58286000.25530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Schenk_IBMNA.c-big-1579.tree.nf</text:p>
          </table:table-cell>
          <table:table-cell office:value-type="string" calcext:value-type="string">
            <text:p>58286000.25530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heterogeneous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Heter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6726922214.74915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ump.0.1.amd.Dehghani.light_in_tissue-1873.tree.nf</text:p>
          </table:table-cell>
          <table:table-cell office:value-type="string" calcext:value-type="string">
            <text:p>103895.22141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3.metis.IPSO.HTC_336_4438-2534.tree.nf</text:p>
          </table:table-cell>
          <table:table-cell office:value-type="string" calcext:value-type="string">
            <text:p>12289.17678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1.4.metis.IPSO.HTC_336_4438-2534.tree.nf</text:p>
          </table:table-cell>
          <table:table-cell office:value-type="string" calcext:value-type="string">
            <text:p>20887.18972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Bova.rma10-374.tree.nf</text:p>
          </table:table-cell>
          <table:table-cell office:value-type="string" calcext:value-type="string">
            <text:p>296053.96662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IPSO.HTC_336_4438-2534.tree.nf</text:p>
          </table:table-cell>
          <table:table-cell office:value-type="string" calcext:value-type="string">
            <text:p>30391.47059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MaxPlanck.shallow_water1-2261.tree.nf</text:p>
          </table:table-cell>
          <table:table-cell office:value-type="string" calcext:value-type="string">
            <text:p>343754.76293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QY.case39-2136.tree.nf</text:p>
          </table:table-cell>
          <table:table-cell office:value-type="string" calcext:value-type="string">
            <text:p>18684.79658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amd.TSOPF.TSOPF_RS_b300_c3-2239.tree.nf</text:p>
          </table:table-cell>
          <table:table-cell office:value-type="string" calcext:value-type="string">
            <text:p>976089.2575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Boeing.ct20stif-356.tree.nf</text:p>
          </table:table-cell>
          <table:table-cell office:value-type="string" calcext:value-type="string">
            <text:p>2306107.73163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Bova.rma10-374.tree.nf</text:p>
          </table:table-cell>
          <table:table-cell office:value-type="string" calcext:value-type="string">
            <text:p>189831.68993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CPM.cz40948-2567.tree.nf</text:p>
          </table:table-cell>
          <table:table-cell office:value-type="string" calcext:value-type="string">
            <text:p>385.27967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DNVS.shipsec5-1280.tree.nf</text:p>
          </table:table-cell>
          <table:table-cell office:value-type="string" calcext:value-type="string">
            <text:p>30210589.30398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FEMLAB.sme3Dc-932.tree.nf</text:p>
          </table:table-cell>
          <table:table-cell office:value-type="string" calcext:value-type="string">
            <text:p>2053828.62597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Goodwin.rim-447.tree.nf</text:p>
          </table:table-cell>
          <table:table-cell office:value-type="string" calcext:value-type="string">
            <text:p>31602.10233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HVDC.hvdc2-1875.tree.nf</text:p>
          </table:table-cell>
          <table:table-cell office:value-type="string" calcext:value-type="string">
            <text:p>7205.69183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Mancktelow.viscorocks-1879.tree.nf</text:p>
          </table:table-cell>
          <table:table-cell office:value-type="string" calcext:value-type="string">
            <text:p>106653.86289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chenk_IBMSDS.matrix_9-959.tree.nf</text:p>
          </table:table-cell>
          <table:table-cell office:value-type="string" calcext:value-type="string">
            <text:p>52553110.59417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chmid.thermal1-1402.tree.nf</text:p>
          </table:table-cell>
          <table:table-cell office:value-type="string" calcext:value-type="string">
            <text:p>66932.16412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Shyy.shyy161-809.tree.nf</text:p>
          </table:table-cell>
          <table:table-cell office:value-type="string" calcext:value-type="string">
            <text:p>92003.81508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ump.0.1.metis.Wang.wang4-833.tree.nf</text:p>
          </table:table-cell>
          <table:table-cell office:value-type="string" calcext:value-type="string">
            <text:p>1358921.363669</text:p>
          </table:table-cell>
          <table:table-cell table:number-columns-repeated="25"/>
        </table:table-row>
      </table:table>
      <table:table table:name="Tabelle4" table:style-name="ta1">
        <table:table-column table:style-name="co4" table:number-columns-repeated="1024" table:default-cell-style-name="ce1"/>
        <table:table-row table:style-name="ro3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23880.112789</text:p>
          </table:table-cell>
          <table:table-cell office:value-type="float" office:value="1795029" calcext:value-type="float">
            <text:p>1795029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3"/>
          <table:table-cell table:formula="of:=[.J10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/>
          <table:table-cell table:formula="of:=[.J16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/>
          <table:table-cell table:style-name="ce15" table:formula="of:=INDEX([.$A$1:.$A$643];ROW([.A1])*2-1+COLUMN([#REF!])-1;1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5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10184.262129</text:p>
          </table:table-cell>
          <table:table-cell office:value-type="float" office:value="74636" calcext:value-type="float">
            <text:p>74636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/>
          <table:table-cell table:style-name="ce16"/>
          <table:table-cell/>
          <table:table-cell table:formula="of:=OFFSET([.$A$1], 5,1,1)" office:value-type="string" office:string-value="" calcext:value-type="error">
            <text:p>Fehler:508</text:p>
          </table:table-cell>
          <table:table-cell table:number-columns-repeated="1008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77.330285</text:p>
          </table:table-cell>
          <table:table-cell office:value-type="float" office:value="401981" calcext:value-type="float">
            <text:p>401981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09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3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23825.433456</text:p>
          </table:table-cell>
          <table:table-cell office:value-type="float" office:value="2623741" calcext:value-type="float">
            <text:p>2623741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09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09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09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909534.803436</text:p>
          </table:table-cell>
          <table:table-cell office:value-type="float" office:value="74749" calcext:value-type="float">
            <text:p>74749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68579.351629</text:p>
          </table:table-cell>
          <table:table-cell office:value-type="float" office:value="63268" calcext:value-type="float">
            <text:p>63268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style-name="ce14" table:number-columns-spanned="2" table:number-rows-spanned="1"/>
          <table:covered-table-cell/>
          <table:table-cell table:number-columns-repeated="1010"/>
        </table:table-row>
        <table:table-row table:style-name="ro5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43795.219026</text:p>
          </table:table-cell>
          <table:table-cell office:value-type="float" office:value="555190" calcext:value-type="float">
            <text:p>555190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0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17012.273456</text:p>
          </table:table-cell>
          <table:table-cell office:value-type="float" office:value="4227336" calcext:value-type="float">
            <text:p>4227336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office:value-type="string" calcext:value-type="string">
            <text:p>70.9386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8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office:value-type="string" calcext:value-type="string">
            <text:p>928519.106086</text:p>
          </table:table-cell>
          <table:table-cell office:value-type="string" calcext:value-type="string">
            <text:p>3.000000,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70.938630</text:p>
          </table:table-cell>
          <table:table-cell office:value-type="float" office:value="666784" calcext:value-type="float">
            <text:p>666784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28519.106086</text:p>
          </table:table-cell>
          <table:table-cell office:value-type="float" office:value="13286165" calcext:value-type="float">
            <text:p>13286165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391215.534205</text:p>
          </table:table-cell>
          <table:table-cell office:value-type="float" office:value="54054" calcext:value-type="float">
            <text:p>54054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224537.160168</text:p>
          </table:table-cell>
          <table:table-cell office:value-type="float" office:value="159982" calcext:value-type="float">
            <text:p>159982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89499.917033</text:p>
          </table:table-cell>
          <table:table-cell office:value-type="float" office:value="94076" calcext:value-type="float">
            <text:p>94076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89499.917033</text:p>
          </table:table-cell>
          <table:table-cell office:value-type="float" office:value="98093" calcext:value-type="float">
            <text:p>98093</text:p>
          </table:table-cell>
          <table:table-cell table:number-columns-repeated="7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homogeneous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mall</text:p>
          </table:table-cell>
          <table:table-cell table:number-columns-repeated="8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ny</text:p>
          </table:table-cell>
          <table:table-cell office:value-type="string" calcext:value-type="string">
            <text:p>small</text:p>
          </table:table-cell>
          <table:table-cell table:number-columns-repeated="9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Hom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13050695.000000</text:p>
          </table:table-cell>
          <table:table-cell table:number-columns-repeated="3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47020.623462</text:p>
          </table:table-cell>
          <table:table-cell office:value-type="float" office:value="7254" calcext:value-type="float">
            <text:p>7254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45922.251462</text:p>
          </table:table-cell>
          <table:table-cell office:value-type="float" office:value="14459" calcext:value-type="float">
            <text:p>14459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18389.197550</text:p>
          </table:table-cell>
          <table:table-cell office:value-type="float" office:value="29443" calcext:value-type="float">
            <text:p>29443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8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449.701175</text:p>
          </table:table-cell>
          <table:table-cell office:value-type="float" office:value="25335" calcext:value-type="float">
            <text:p>25335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8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45357.919462</text:p>
          </table:table-cell>
          <table:table-cell office:value-type="float" office:value="23427" calcext:value-type="float">
            <text:p>23427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909535.632396</text:p>
          </table:table-cell>
          <table:table-cell office:value-type="float" office:value="50466" calcext:value-type="float">
            <text:p>50466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68602.057904</text:p>
          </table:table-cell>
          <table:table-cell office:value-type="float" office:value="45866" calcext:value-type="float">
            <text:p>45866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6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106652.573849</text:p>
          </table:table-cell>
          <table:table-cell office:value-type="float" office:value="34467" calcext:value-type="float">
            <text:p>34467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33232.271462</text:p>
          </table:table-cell>
          <table:table-cell office:value-type="float" office:value="36723" calcext:value-type="float">
            <text:p>36723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435.885175</text:p>
          </table:table-cell>
          <table:table-cell office:value-type="float" office:value="43135" calcext:value-type="float">
            <text:p>43135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8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8" table:visibility="filter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77331.089163</text:p>
          </table:table-cell>
          <table:table-cell office:value-type="float" office:value="39320" calcext:value-type="float">
            <text:p>39320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391215.534205</text:p>
          </table:table-cell>
          <table:table-cell office:value-type="float" office:value="53866" calcext:value-type="float">
            <text:p>53866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8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234965.192963</text:p>
          </table:table-cell>
          <table:table-cell office:value-type="float" office:value="81987" calcext:value-type="float">
            <text:p>81987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6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08615.660412</text:p>
          </table:table-cell>
          <table:table-cell office:value-type="float" office:value="64637" calcext:value-type="float">
            <text:p>64637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0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08615.660412</text:p>
          </table:table-cell>
          <table:table-cell office:value-type="float" office:value="65032" calcext:value-type="float">
            <text:p>65032</text:p>
          </table:table-cell>
          <table:table-cell table:number-columns-repeated="7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0.000000</text:p>
          </table:table-cell>
          <table:table-cell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homogeneous</text:p>
          </table:table-cell>
          <table:table-cell table:number-columns-repeated="2" office:value-type="string" calcext:value-type="string">
            <text:p>average</text:p>
          </table:table-cell>
          <table:table-cell table:number-columns-repeated="8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homogeneous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big</text:p>
          </table:table-cell>
          <table:table-cell table:number-columns-repeated="8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ig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Hom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340881112.00000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123538.960129</text:p>
          </table:table-cell>
          <table:table-cell office:value-type="float" office:value="2322" calcext:value-type="float">
            <text:p>2322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120332.904129</text:p>
          </table:table-cell>
          <table:table-cell office:value-type="float" office:value="4659" calcext:value-type="float">
            <text:p>4659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30628.187700</text:p>
          </table:table-cell>
          <table:table-cell office:value-type="float" office:value="7153" calcext:value-type="float">
            <text:p>7153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9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1485.264508</text:p>
          </table:table-cell>
          <table:table-cell office:value-type="float" office:value="7296" calcext:value-type="float">
            <text:p>7296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118655.412129</text:p>
          </table:table-cell>
          <table:table-cell office:value-type="float" office:value="7802" calcext:value-type="float">
            <text:p>7802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1012048.096984</text:p>
          </table:table-cell>
          <table:table-cell office:value-type="float" office:value="15768" calcext:value-type="float">
            <text:p>15768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8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101975.791557</text:p>
          </table:table-cell>
          <table:table-cell office:value-type="float" office:value="10019" calcext:value-type="float">
            <text:p>10019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8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106652.600516</text:p>
          </table:table-cell>
          <table:table-cell office:value-type="float" office:value="11623" calcext:value-type="float">
            <text:p>11623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85688.252129</text:p>
          </table:table-cell>
          <table:table-cell office:value-type="float" office:value="12380" calcext:value-type="float">
            <text:p>12380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1452.832508</text:p>
          </table:table-cell>
          <table:table-cell office:value-type="float" office:value="12749" calcext:value-type="float">
            <text:p>12749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8" table:visibility="filter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79904.422496</text:p>
          </table:table-cell>
          <table:table-cell office:value-type="float" office:value="13497" calcext:value-type="float">
            <text:p>13497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879145.228195</text:p>
          </table:table-cell>
          <table:table-cell office:value-type="float" office:value="15020" calcext:value-type="float">
            <text:p>15020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9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358987.768565</text:p>
          </table:table-cell>
          <table:table-cell office:value-type="float" office:value="14855" calcext:value-type="float">
            <text:p>14855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89831.374694</text:p>
          </table:table-cell>
          <table:table-cell office:value-type="float" office:value="15305" calcext:value-type="float">
            <text:p>15305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89831.374694</text:p>
          </table:table-cell>
          <table:table-cell office:value-type="float" office:value="15214" calcext:value-type="float">
            <text:p>15214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3-level</text:p>
          </table:table-cell>
          <table:table-cell table:number-columns-repeated="10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homogeneous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mall</text:p>
          </table:table-cell>
          <table:table-cell table:number-columns-repeated="8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ny</text:p>
          </table:table-cell>
          <table:table-cell office:value-type="string" calcext:value-type="string">
            <text:p>small</text:p>
          </table:table-cell>
          <table:table-cell table:number-columns-repeated="9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Hom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13050695.00000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47020.623462</text:p>
          </table:table-cell>
          <table:table-cell office:value-type="float" office:value="7303" calcext:value-type="float">
            <text:p>7303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45922.251462</text:p>
          </table:table-cell>
          <table:table-cell office:value-type="float" office:value="14525" calcext:value-type="float">
            <text:p>14525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18389.197550</text:p>
          </table:table-cell>
          <table:table-cell office:value-type="float" office:value="29420" calcext:value-type="float">
            <text:p>29420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8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449.701175</text:p>
          </table:table-cell>
          <table:table-cell office:value-type="float" office:value="25470" calcext:value-type="float">
            <text:p>25470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8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45357.919462</text:p>
          </table:table-cell>
          <table:table-cell office:value-type="float" office:value="23804" calcext:value-type="float">
            <text:p>23804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909535.632396</text:p>
          </table:table-cell>
          <table:table-cell office:value-type="float" office:value="50703" calcext:value-type="float">
            <text:p>50703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68602.057904</text:p>
          </table:table-cell>
          <table:table-cell office:value-type="float" office:value="47170" calcext:value-type="float">
            <text:p>47170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6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106652.573849</text:p>
          </table:table-cell>
          <table:table-cell office:value-type="float" office:value="34750" calcext:value-type="float">
            <text:p>34750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33232.271462</text:p>
          </table:table-cell>
          <table:table-cell office:value-type="float" office:value="48530" calcext:value-type="float">
            <text:p>48530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435.885175</text:p>
          </table:table-cell>
          <table:table-cell office:value-type="float" office:value="45869" calcext:value-type="float">
            <text:p>45869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8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8" table:visibility="filter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77331.089163</text:p>
          </table:table-cell>
          <table:table-cell office:value-type="float" office:value="39195" calcext:value-type="float">
            <text:p>39195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391215.534205</text:p>
          </table:table-cell>
          <table:table-cell office:value-type="float" office:value="53847" calcext:value-type="float">
            <text:p>53847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8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234965.192963</text:p>
          </table:table-cell>
          <table:table-cell office:value-type="float" office:value="77146" calcext:value-type="float">
            <text:p>77146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6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08615.660412</text:p>
          </table:table-cell>
          <table:table-cell office:value-type="float" office:value="64719" calcext:value-type="float">
            <text:p>64719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08615.660412</text:p>
          </table:table-cell>
          <table:table-cell office:value-type="float" office:value="64468" calcext:value-type="float">
            <text:p>64468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homogeneous</text:p>
          </table:table-cell>
          <table:table-cell table:number-columns-repeated="2" office:value-type="string" calcext:value-type="string">
            <text:p>average</text:p>
          </table:table-cell>
          <table:table-cell table:number-columns-repeated="8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10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Hom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70440556.000000</text:p>
          </table:table-cell>
          <table:table-cell table:number-columns-repeated="3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104094.160129</text:p>
          </table:table-cell>
          <table:table-cell office:value-type="float" office:value="3542" calcext:value-type="float">
            <text:p>3542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101397.784129</text:p>
          </table:table-cell>
          <table:table-cell office:value-type="float" office:value="7108" calcext:value-type="float">
            <text:p>7108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26203.447850</text:p>
          </table:table-cell>
          <table:table-cell office:value-type="float" office:value="13092" calcext:value-type="float">
            <text:p>13092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5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803.655011</text:p>
          </table:table-cell>
          <table:table-cell office:value-type="float" office:value="11009" calcext:value-type="float">
            <text:p>11009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99995.092129</text:p>
          </table:table-cell>
          <table:table-cell office:value-type="float" office:value="11591" calcext:value-type="float">
            <text:p>11591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915053.059063</text:p>
          </table:table-cell>
          <table:table-cell office:value-type="float" office:value="23535" calcext:value-type="float">
            <text:p>23535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5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72956.119243</text:p>
          </table:table-cell>
          <table:table-cell office:value-type="float" office:value="23086" calcext:value-type="float">
            <text:p>23086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106652.593849</text:p>
          </table:table-cell>
          <table:table-cell office:value-type="float" office:value="17332" calcext:value-type="float">
            <text:p>17332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72339.852129</text:p>
          </table:table-cell>
          <table:table-cell office:value-type="float" office:value="18385" calcext:value-type="float">
            <text:p>18385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780.427011</text:p>
          </table:table-cell>
          <table:table-cell office:value-type="float" office:value="19164" calcext:value-type="float">
            <text:p>19164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8" table:visibility="filter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79261.089163</text:p>
          </table:table-cell>
          <table:table-cell office:value-type="float" office:value="19785" calcext:value-type="float">
            <text:p>19785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537164.330451</text:p>
          </table:table-cell>
          <table:table-cell office:value-type="float" office:value="31760" calcext:value-type="float">
            <text:p>31760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5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308946.778601</text:p>
          </table:table-cell>
          <table:table-cell office:value-type="float" office:value="22988" calcext:value-type="float">
            <text:p>22988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52019.047340</text:p>
          </table:table-cell>
          <table:table-cell office:value-type="float" office:value="27903" calcext:value-type="float">
            <text:p>27903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52019.047340</text:p>
          </table:table-cell>
          <table:table-cell office:value-type="float" office:value="28184" calcext:value-type="float">
            <text:p>28184</text:p>
          </table:table-cell>
          <table:table-cell table:number-columns-repeated="7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0.000000</text:p>
          </table:table-cell>
          <table:table-cell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homogeneous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big</text:p>
          </table:table-cell>
          <table:table-cell table:number-columns-repeated="8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ig</text:p>
          </table:table-cell>
          <table:table-cell table:number-columns-repeated="10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Hom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340881112.000000</text:p>
          </table:table-cell>
          <table:table-cell table:number-columns-repeated="3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123538.960129</text:p>
          </table:table-cell>
          <table:table-cell office:value-type="float" office:value="2318" calcext:value-type="float">
            <text:p>2318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120332.904129</text:p>
          </table:table-cell>
          <table:table-cell office:value-type="float" office:value="4691" calcext:value-type="float">
            <text:p>4691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30628.187700</text:p>
          </table:table-cell>
          <table:table-cell office:value-type="float" office:value="7048" calcext:value-type="float">
            <text:p>7048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9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1485.264508</text:p>
          </table:table-cell>
          <table:table-cell office:value-type="float" office:value="7386" calcext:value-type="float">
            <text:p>7386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118655.412129</text:p>
          </table:table-cell>
          <table:table-cell office:value-type="float" office:value="7975" calcext:value-type="float">
            <text:p>7975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1012048.096984</text:p>
          </table:table-cell>
          <table:table-cell office:value-type="float" office:value="14587" calcext:value-type="float">
            <text:p>14587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8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101975.791557</text:p>
          </table:table-cell>
          <table:table-cell office:value-type="float" office:value="10002" calcext:value-type="float">
            <text:p>10002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8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106652.600516</text:p>
          </table:table-cell>
          <table:table-cell office:value-type="float" office:value="11744" calcext:value-type="float">
            <text:p>11744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85688.252129</text:p>
          </table:table-cell>
          <table:table-cell office:value-type="float" office:value="14160" calcext:value-type="float">
            <text:p>14160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1452.832508</text:p>
          </table:table-cell>
          <table:table-cell office:value-type="float" office:value="13042" calcext:value-type="float">
            <text:p>13042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8" table:visibility="filter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79904.422496</text:p>
          </table:table-cell>
          <table:table-cell office:value-type="float" office:value="13669" calcext:value-type="float">
            <text:p>13669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879145.228195</text:p>
          </table:table-cell>
          <table:table-cell office:value-type="float" office:value="14939" calcext:value-type="float">
            <text:p>14939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9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358987.768565</text:p>
          </table:table-cell>
          <table:table-cell office:value-type="float" office:value="14861" calcext:value-type="float">
            <text:p>14861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89831.374694</text:p>
          </table:table-cell>
          <table:table-cell office:value-type="float" office:value="15039" calcext:value-type="float">
            <text:p>15039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89831.374694</text:p>
          </table:table-cell>
          <table:table-cell office:value-type="float" office:value="15232" calcext:value-type="float">
            <text:p>15232</text:p>
          </table:table-cell>
          <table:table-cell table:number-columns-repeated="7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heterogeneous</text:p>
          </table:table-cell>
          <table:table-cell table:number-columns-repeated="10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terogeneou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with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processors,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541954405.062454</text:p>
          </table:table-cell>
          <table:table-cell table:number-columns-repeated="3"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23988.742612</text:p>
          </table:table-cell>
          <table:table-cell office:value-type="float" office:value="376471" calcext:value-type="float">
            <text:p>376471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23880.695279</text:p>
          </table:table-cell>
          <table:table-cell office:value-type="float" office:value="697917" calcext:value-type="float">
            <text:p>697917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10184.262129</text:p>
          </table:table-cell>
          <table:table-cell office:value-type="float" office:value="74053" calcext:value-type="float">
            <text:p>74053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77.330285</text:p>
          </table:table-cell>
          <table:table-cell office:value-type="float" office:value="403052" calcext:value-type="float">
            <text:p>403052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7" table:visibility="filter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23826.192612</text:p>
          </table:table-cell>
          <table:table-cell office:value-type="float" office:value="1094347" calcext:value-type="float">
            <text:p>1094347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909534.803436</text:p>
          </table:table-cell>
          <table:table-cell office:value-type="float" office:value="75566" calcext:value-type="float">
            <text:p>75566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6"/>
          <table:table-cell table:formula="of:=[.J608]" office:value-type="float" office:value="0" calcext:value-type="float">
            <text:p>0</text:p>
          </table:table-cell>
          <table:table-cell table:number-columns-repeated="1005"/>
        </table:table-row>
        <table:table-row table:style-name="ro6" table:visibility="filter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68579.351629</text:p>
          </table:table-cell>
          <table:table-cell office:value-type="float" office:value="64217" calcext:value-type="float">
            <text:p>64217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6"/>
          <table:table-cell table:formula="of:=[.J609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6"/>
          <table:table-cell table:formula="of:=[.J610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6"/>
          <table:table-cell table:formula="of:=[.J611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6"/>
          <table:table-cell table:formula="of:=[.J612]" office:value-type="float" office:value="0" calcext:value-type="float">
            <text:p>0</text:p>
          </table:table-cell>
          <table:table-cell table:number-columns-repeated="1005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6"/>
          <table:table-cell table:formula="of:=[.J613]" office:value-type="string" office:string-value="4.000000" calcext:value-type="string">
            <text:p>4.00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6"/>
          <table:table-cell table:formula="of:=[.J614]" office:value-type="float" office:value="0" calcext:value-type="float">
            <text:p>0</text:p>
          </table:table-cell>
          <table:table-cell table:number-columns-repeated="1005"/>
        </table:table-row>
        <table:table-row table:style-name="ro6" table:visibility="filter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43795.219026</text:p>
          </table:table-cell>
          <table:table-cell office:value-type="float" office:value="550446" calcext:value-type="float">
            <text:p>550446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6"/>
          <table:table-cell table:formula="of:=[.J615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6"/>
          <table:table-cell table:formula="of:=[.J616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6"/>
          <table:table-cell table:formula="of:=[.J617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6"/>
          <table:table-cell table:formula="of:=[.J618]" office:value-type="float" office:value="0" calcext:value-type="float">
            <text:p>0</text:p>
          </table:table-cell>
          <table:table-cell table:number-columns-repeated="1005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6"/>
          <table:table-cell table:formula="of:=[.J619]" office:value-type="string" office:string-value="4.000000" calcext:value-type="string">
            <text:p>4.00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2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6"/>
          <table:table-cell table:formula="of:=[.J620]" office:value-type="float" office:value="0" calcext:value-type="float">
            <text:p>0</text:p>
          </table:table-cell>
          <table:table-cell table:number-columns-repeated="1005"/>
        </table:table-row>
        <table:table-row table:style-name="ro7" table:visibility="filter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17013.032612</text:p>
          </table:table-cell>
          <table:table-cell office:value-type="float" office:value="1826677" calcext:value-type="float">
            <text:p>1826677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6"/>
          <table:table-cell table:formula="of:=[.J621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6"/>
          <table:table-cell table:formula="of:=[.J622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6"/>
          <table:table-cell table:formula="of:=[.J623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6"/>
          <table:table-cell table:formula="of:=[.J624]" office:value-type="float" office:value="0" calcext:value-type="float">
            <text:p>0</text:p>
          </table:table-cell>
          <table:table-cell table:number-columns-repeated="1005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6"/>
          <table:table-cell table:formula="of:=[.J625]" office:value-type="string" office:string-value="0.000000" calcext:value-type="string">
            <text:p>0.00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6"/>
          <table:table-cell table:formula="of:=[.J626]" office:value-type="float" office:value="0" calcext:value-type="float">
            <text:p>0</text:p>
          </table:table-cell>
          <table:table-cell table:number-columns-repeated="1005"/>
        </table:table-row>
        <table:table-row table:style-name="ro6" table:visibility="filter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70.938630</text:p>
          </table:table-cell>
          <table:table-cell office:value-type="float" office:value="665278" calcext:value-type="float">
            <text:p>665278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6"/>
          <table:table-cell table:formula="of:=[.J627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6"/>
          <table:table-cell table:formula="of:=[.J628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6"/>
          <table:table-cell table:formula="of:=[.J629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6"/>
          <table:table-cell table:formula="of:=[.J630]" office:value-type="float" office:value="0" calcext:value-type="float">
            <text:p>0</text:p>
          </table:table-cell>
          <table:table-cell table:number-columns-repeated="1005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6"/>
          <table:table-cell table:formula="of:=[.J631]" office:value-type="string" office:string-value="1.000000" calcext:value-type="string">
            <text:p>1.00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6"/>
          <table:table-cell table:formula="of:=[.J632]" office:value-type="float" office:value="0" calcext:value-type="float">
            <text:p>0</text:p>
          </table:table-cell>
          <table:table-cell table:number-columns-repeated="1005"/>
        </table:table-row>
        <table:table-row table:style-name="ro8" table:visibility="filter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50951.838526</text:p>
          </table:table-cell>
          <table:table-cell office:value-type="float" office:value="4996628" calcext:value-type="float">
            <text:p>4996628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6"/>
          <table:table-cell table:formula="of:=[.J633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6"/>
          <table:table-cell table:formula="of:=[.J634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6"/>
          <table:table-cell table:formula="of:=[.J635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6"/>
          <table:table-cell table:formula="of:=[.J636]" office:value-type="float" office:value="0" calcext:value-type="float">
            <text:p>0</text:p>
          </table:table-cell>
          <table:table-cell table:number-columns-repeated="1005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6"/>
          <table:table-cell table:formula="of:=[.J637]" office:value-type="string" office:string-value="0.000000" calcext:value-type="string">
            <text:p>0.00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6"/>
          <table:table-cell table:formula="of:=[.J638]" office:value-type="float" office:value="0" calcext:value-type="float">
            <text:p>0</text:p>
          </table:table-cell>
          <table:table-cell table:number-columns-repeated="1005"/>
        </table:table-row>
        <table:table-row table:style-name="ro6" table:visibility="filter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391215.534205</text:p>
          </table:table-cell>
          <table:table-cell office:value-type="float" office:value="56235" calcext:value-type="float">
            <text:p>56235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6"/>
          <table:table-cell table:formula="of:=[.J639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6"/>
          <table:table-cell table:formula="of:=[.J640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6"/>
          <table:table-cell table:formula="of:=[.J641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6"/>
          <table:table-cell table:formula="of:=[.J642]" office:value-type="float" office:value="0" calcext:value-type="float">
            <text:p>0</text:p>
          </table:table-cell>
          <table:table-cell table:number-columns-repeated="1005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6"/>
          <table:table-cell table:formula="of:=[.J643]" office:value-type="string" office:string-value="0.000000" calcext:value-type="string">
            <text:p>0.00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6"/>
          <table:table-cell table:formula="of:=[.J644]" office:value-type="float" office:value="0" calcext:value-type="float">
            <text:p>0</text:p>
          </table:table-cell>
          <table:table-cell table:number-columns-repeated="1005"/>
        </table:table-row>
        <table:table-row table:style-name="ro7" table:visibility="filter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224537.160168</text:p>
          </table:table-cell>
          <table:table-cell office:value-type="float" office:value="167080" calcext:value-type="float">
            <text:p>167080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6"/>
          <table:table-cell table:formula="of:=[.J645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6"/>
          <table:table-cell table:formula="of:=[.J646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6"/>
          <table:table-cell table:formula="of:=[.J647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6"/>
          <table:table-cell table:formula="of:=[.J648]" office:value-type="float" office:value="0" calcext:value-type="float">
            <text:p>0</text:p>
          </table:table-cell>
          <table:table-cell table:number-columns-repeated="1005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6"/>
          <table:table-cell table:formula="of:=[.J649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6"/>
          <table:table-cell table:formula="of:=[.J650]" office:value-type="float" office:value="0" calcext:value-type="float">
            <text:p>0</text:p>
          </table:table-cell>
          <table:table-cell table:number-columns-repeated="1005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89499.917033</text:p>
          </table:table-cell>
          <table:table-cell office:value-type="float" office:value="93744" calcext:value-type="float">
            <text:p>93744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6"/>
          <table:table-cell table:formula="of:=[.J651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6"/>
          <table:table-cell table:formula="of:=[.J652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6"/>
          <table:table-cell table:formula="of:=[.J653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6" table:visibility="filter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89499.917033</text:p>
          </table:table-cell>
          <table:table-cell office:value-type="float" office:value="93464" calcext:value-type="float">
            <text:p>93464</text:p>
          </table:table-cell>
          <table:table-cell table:number-columns-repeated="7"/>
          <table:table-cell table:style-name="ce13" table:formula="of:=MOD(ROW();6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3" table:formula="of:=MOD(ROW();6)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luster:</text:p>
          </table:table-cell>
          <table:table-cell table:number-columns-repeated="10"/>
          <table:table-cell table:style-name="ce13" table:formula="of:=MOD(ROW();6)" office:value-type="float" office:value="5" calcext:value-type="float">
            <text:p>5</text:p>
          </table:table-cell>
          <table:table-cell table:number-columns-repeated="1012"/>
        </table:table-row>
        <table:table-row table:style-name="ro4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style-name="ce13" table:formula="of:=MOD(ROW();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style-name="ce13" table:formula="of:=MOD(ROW();6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10479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5" table:style-name="ta1">
        <table:table-column table:style-name="co4" table:number-columns-repeated="12" table:default-cell-style-name="Default"/>
        <table:table-row table:style-name="ro1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23988.084122</text:p>
          </table:table-cell>
          <table:table-cell office:value-type="float" office:value="1067532" calcext:value-type="float">
            <text:p>106753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23880.112789</text:p>
          </table:table-cell>
          <table:table-cell office:value-type="float" office:value="1795029" calcext:value-type="float">
            <text:p>179502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10184.262129</text:p>
          </table:table-cell>
          <table:table-cell office:value-type="float" office:value="74636" calcext:value-type="float">
            <text:p>7463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77.330285</text:p>
          </table:table-cell>
          <table:table-cell office:value-type="float" office:value="401981" calcext:value-type="float">
            <text:p>401981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23825.433456</text:p>
          </table:table-cell>
          <table:table-cell office:value-type="float" office:value="2623741" calcext:value-type="float">
            <text:p>2623741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909534.803436</text:p>
          </table:table-cell>
          <table:table-cell office:value-type="float" office:value="74749" calcext:value-type="float">
            <text:p>7474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68579.351629</text:p>
          </table:table-cell>
          <table:table-cell office:value-type="float" office:value="63268" calcext:value-type="float">
            <text:p>63268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43795.219026</text:p>
          </table:table-cell>
          <table:table-cell office:value-type="float" office:value="555190" calcext:value-type="float">
            <text:p>55519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17012.273456</text:p>
          </table:table-cell>
          <table:table-cell office:value-type="float" office:value="4227336" calcext:value-type="float">
            <text:p>422733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70.938630</text:p>
          </table:table-cell>
          <table:table-cell office:value-type="float" office:value="666784" calcext:value-type="float">
            <text:p>666784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28519.106086</text:p>
          </table:table-cell>
          <table:table-cell office:value-type="float" office:value="13286165" calcext:value-type="float">
            <text:p>1328616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391215.534205</text:p>
          </table:table-cell>
          <table:table-cell office:value-type="float" office:value="54054" calcext:value-type="float">
            <text:p>54054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224537.160168</text:p>
          </table:table-cell>
          <table:table-cell office:value-type="float" office:value="159982" calcext:value-type="float">
            <text:p>15998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89499.917033</text:p>
          </table:table-cell>
          <table:table-cell office:value-type="float" office:value="94076" calcext:value-type="float">
            <text:p>9407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89499.917033</text:p>
          </table:table-cell>
          <table:table-cell office:value-type="float" office:value="98093" calcext:value-type="float">
            <text:p>98093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5379527130" calcext:value-type="float">
            <text:p>537952713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47020.623462</text:p>
          </table:table-cell>
          <table:table-cell office:value-type="float" office:value="7254" calcext:value-type="float">
            <text:p>7254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45922.251462</text:p>
          </table:table-cell>
          <table:table-cell office:value-type="float" office:value="14459" calcext:value-type="float">
            <text:p>1445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18389.197550</text:p>
          </table:table-cell>
          <table:table-cell office:value-type="float" office:value="29443" calcext:value-type="float">
            <text:p>29443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8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449.701175</text:p>
          </table:table-cell>
          <table:table-cell office:value-type="float" office:value="25335" calcext:value-type="float">
            <text:p>2533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8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45357.919462</text:p>
          </table:table-cell>
          <table:table-cell office:value-type="float" office:value="23427" calcext:value-type="float">
            <text:p>23427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909535.632396</text:p>
          </table:table-cell>
          <table:table-cell office:value-type="float" office:value="50466" calcext:value-type="float">
            <text:p>5046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68602.057904</text:p>
          </table:table-cell>
          <table:table-cell office:value-type="float" office:value="45866" calcext:value-type="float">
            <text:p>4586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6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106652.573849</text:p>
          </table:table-cell>
          <table:table-cell office:value-type="float" office:value="34467" calcext:value-type="float">
            <text:p>34467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33232.271462</text:p>
          </table:table-cell>
          <table:table-cell office:value-type="float" office:value="36723" calcext:value-type="float">
            <text:p>36723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435.885175</text:p>
          </table:table-cell>
          <table:table-cell office:value-type="float" office:value="43135" calcext:value-type="float">
            <text:p>4313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8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77331.089163</text:p>
          </table:table-cell>
          <table:table-cell office:value-type="float" office:value="39320" calcext:value-type="float">
            <text:p>3932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391215.534205</text:p>
          </table:table-cell>
          <table:table-cell office:value-type="float" office:value="53866" calcext:value-type="float">
            <text:p>5386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8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234965.192963</text:p>
          </table:table-cell>
          <table:table-cell office:value-type="float" office:value="81987" calcext:value-type="float">
            <text:p>81987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6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08615.660412</text:p>
          </table:table-cell>
          <table:table-cell office:value-type="float" office:value="64637" calcext:value-type="float">
            <text:p>64637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08615.660412</text:p>
          </table:table-cell>
          <table:table-cell office:value-type="float" office:value="65032" calcext:value-type="float">
            <text:p>6503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123538.960129</text:p>
          </table:table-cell>
          <table:table-cell office:value-type="float" office:value="2322" calcext:value-type="float">
            <text:p>232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120332.904129</text:p>
          </table:table-cell>
          <table:table-cell office:value-type="float" office:value="4659" calcext:value-type="float">
            <text:p>465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30628.187700</text:p>
          </table:table-cell>
          <table:table-cell office:value-type="float" office:value="7153" calcext:value-type="float">
            <text:p>7153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9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1485.264508</text:p>
          </table:table-cell>
          <table:table-cell office:value-type="float" office:value="7296" calcext:value-type="float">
            <text:p>729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118655.412129</text:p>
          </table:table-cell>
          <table:table-cell office:value-type="float" office:value="7802" calcext:value-type="float">
            <text:p>780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1012048.096984</text:p>
          </table:table-cell>
          <table:table-cell office:value-type="float" office:value="15768" calcext:value-type="float">
            <text:p>15768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8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101975.791557</text:p>
          </table:table-cell>
          <table:table-cell office:value-type="float" office:value="10019" calcext:value-type="float">
            <text:p>1001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8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106652.600516</text:p>
          </table:table-cell>
          <table:table-cell office:value-type="float" office:value="11623" calcext:value-type="float">
            <text:p>11623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85688.252129</text:p>
          </table:table-cell>
          <table:table-cell office:value-type="float" office:value="12380" calcext:value-type="float">
            <text:p>1238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1452.832508</text:p>
          </table:table-cell>
          <table:table-cell office:value-type="float" office:value="12749" calcext:value-type="float">
            <text:p>1274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79904.422496</text:p>
          </table:table-cell>
          <table:table-cell office:value-type="float" office:value="13497" calcext:value-type="float">
            <text:p>13497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879145.228195</text:p>
          </table:table-cell>
          <table:table-cell office:value-type="float" office:value="15020" calcext:value-type="float">
            <text:p>1502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9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358987.768565</text:p>
          </table:table-cell>
          <table:table-cell office:value-type="float" office:value="14855" calcext:value-type="float">
            <text:p>1485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89831.374694</text:p>
          </table:table-cell>
          <table:table-cell office:value-type="float" office:value="15305" calcext:value-type="float">
            <text:p>1530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89831.374694</text:p>
          </table:table-cell>
          <table:table-cell office:value-type="float" office:value="15214" calcext:value-type="float">
            <text:p>15214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47020.623462</text:p>
          </table:table-cell>
          <table:table-cell office:value-type="float" office:value="7303" calcext:value-type="float">
            <text:p>7303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45922.251462</text:p>
          </table:table-cell>
          <table:table-cell office:value-type="float" office:value="14525" calcext:value-type="float">
            <text:p>1452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18389.197550</text:p>
          </table:table-cell>
          <table:table-cell office:value-type="float" office:value="29420" calcext:value-type="float">
            <text:p>2942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8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449.701175</text:p>
          </table:table-cell>
          <table:table-cell office:value-type="float" office:value="25470" calcext:value-type="float">
            <text:p>2547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8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45357.919462</text:p>
          </table:table-cell>
          <table:table-cell office:value-type="float" office:value="23804" calcext:value-type="float">
            <text:p>23804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909535.632396</text:p>
          </table:table-cell>
          <table:table-cell office:value-type="float" office:value="50703" calcext:value-type="float">
            <text:p>50703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68602.057904</text:p>
          </table:table-cell>
          <table:table-cell office:value-type="float" office:value="47170" calcext:value-type="float">
            <text:p>4717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6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106652.573849</text:p>
          </table:table-cell>
          <table:table-cell office:value-type="float" office:value="34750" calcext:value-type="float">
            <text:p>3475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33232.271462</text:p>
          </table:table-cell>
          <table:table-cell office:value-type="float" office:value="48530" calcext:value-type="float">
            <text:p>4853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435.885175</text:p>
          </table:table-cell>
          <table:table-cell office:value-type="float" office:value="45869" calcext:value-type="float">
            <text:p>4586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8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77331.089163</text:p>
          </table:table-cell>
          <table:table-cell office:value-type="float" office:value="39195" calcext:value-type="float">
            <text:p>3919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391215.534205</text:p>
          </table:table-cell>
          <table:table-cell office:value-type="float" office:value="53847" calcext:value-type="float">
            <text:p>53847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8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234965.192963</text:p>
          </table:table-cell>
          <table:table-cell office:value-type="float" office:value="77146" calcext:value-type="float">
            <text:p>7714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6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08615.660412</text:p>
          </table:table-cell>
          <table:table-cell office:value-type="float" office:value="64719" calcext:value-type="float">
            <text:p>6471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08615.660412</text:p>
          </table:table-cell>
          <table:table-cell office:value-type="float" office:value="64468" calcext:value-type="float">
            <text:p>64468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4261013" calcext:value-type="float">
            <text:p>4261013</text:p>
          </table:table-cell>
          <table:table-cell office:value-type="string" calcext:value-type="string">
            <text:p>CumulativeMemory:</text:p>
          </table:table-cell>
          <table:table-cell office:value-type="float" office:value="213050650" calcext:value-type="float">
            <text:p>2130506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104094.160129</text:p>
          </table:table-cell>
          <table:table-cell office:value-type="float" office:value="3542" calcext:value-type="float">
            <text:p>354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101397.784129</text:p>
          </table:table-cell>
          <table:table-cell office:value-type="float" office:value="7108" calcext:value-type="float">
            <text:p>7108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26203.447850</text:p>
          </table:table-cell>
          <table:table-cell office:value-type="float" office:value="13092" calcext:value-type="float">
            <text:p>1309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5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803.655011</text:p>
          </table:table-cell>
          <table:table-cell office:value-type="float" office:value="11009" calcext:value-type="float">
            <text:p>1100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99995.092129</text:p>
          </table:table-cell>
          <table:table-cell office:value-type="float" office:value="11591" calcext:value-type="float">
            <text:p>11591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915053.059063</text:p>
          </table:table-cell>
          <table:table-cell office:value-type="float" office:value="23535" calcext:value-type="float">
            <text:p>2353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5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72956.119243</text:p>
          </table:table-cell>
          <table:table-cell office:value-type="float" office:value="23086" calcext:value-type="float">
            <text:p>2308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106652.593849</text:p>
          </table:table-cell>
          <table:table-cell office:value-type="float" office:value="17332" calcext:value-type="float">
            <text:p>1733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72339.852129</text:p>
          </table:table-cell>
          <table:table-cell office:value-type="float" office:value="18385" calcext:value-type="float">
            <text:p>1838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780.427011</text:p>
          </table:table-cell>
          <table:table-cell office:value-type="float" office:value="19164" calcext:value-type="float">
            <text:p>19164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79261.089163</text:p>
          </table:table-cell>
          <table:table-cell office:value-type="float" office:value="19785" calcext:value-type="float">
            <text:p>1978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537164.330451</text:p>
          </table:table-cell>
          <table:table-cell office:value-type="float" office:value="31760" calcext:value-type="float">
            <text:p>3176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2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5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308946.778601</text:p>
          </table:table-cell>
          <table:table-cell office:value-type="float" office:value="22988" calcext:value-type="float">
            <text:p>22988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52019.047340</text:p>
          </table:table-cell>
          <table:table-cell office:value-type="float" office:value="27903" calcext:value-type="float">
            <text:p>27903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52019.047340</text:p>
          </table:table-cell>
          <table:table-cell office:value-type="float" office:value="28184" calcext:value-type="float">
            <text:p>28184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8522027" calcext:value-type="float">
            <text:p>8522027</text:p>
          </table:table-cell>
          <table:table-cell office:value-type="string" calcext:value-type="string">
            <text:p>CumulativeMemory:</text:p>
          </table:table-cell>
          <table:table-cell office:value-type="float" office:value="170440540" calcext:value-type="float">
            <text:p>17044054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123538.960129</text:p>
          </table:table-cell>
          <table:table-cell office:value-type="float" office:value="2318" calcext:value-type="float">
            <text:p>2318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120332.904129</text:p>
          </table:table-cell>
          <table:table-cell office:value-type="float" office:value="4691" calcext:value-type="float">
            <text:p>4691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30628.187700</text:p>
          </table:table-cell>
          <table:table-cell office:value-type="float" office:value="7048" calcext:value-type="float">
            <text:p>7048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9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1485.264508</text:p>
          </table:table-cell>
          <table:table-cell office:value-type="float" office:value="7386" calcext:value-type="float">
            <text:p>738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118655.412129</text:p>
          </table:table-cell>
          <table:table-cell office:value-type="float" office:value="7975" calcext:value-type="float">
            <text:p>797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1012048.096984</text:p>
          </table:table-cell>
          <table:table-cell office:value-type="float" office:value="14587" calcext:value-type="float">
            <text:p>14587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8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101975.791557</text:p>
          </table:table-cell>
          <table:table-cell office:value-type="float" office:value="10002" calcext:value-type="float">
            <text:p>1000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8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106652.600516</text:p>
          </table:table-cell>
          <table:table-cell office:value-type="float" office:value="11744" calcext:value-type="float">
            <text:p>11744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85688.252129</text:p>
          </table:table-cell>
          <table:table-cell office:value-type="float" office:value="14160" calcext:value-type="float">
            <text:p>1416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1452.832508</text:p>
          </table:table-cell>
          <table:table-cell office:value-type="float" office:value="13042" calcext:value-type="float">
            <text:p>1304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79904.422496</text:p>
          </table:table-cell>
          <table:table-cell office:value-type="float" office:value="13669" calcext:value-type="float">
            <text:p>1366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879145.228195</text:p>
          </table:table-cell>
          <table:table-cell office:value-type="float" office:value="14939" calcext:value-type="float">
            <text:p>1493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9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358987.768565</text:p>
          </table:table-cell>
          <table:table-cell office:value-type="float" office:value="14861" calcext:value-type="float">
            <text:p>14861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89831.374694</text:p>
          </table:table-cell>
          <table:table-cell office:value-type="float" office:value="15039" calcext:value-type="float">
            <text:p>15039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189831.374694</text:p>
          </table:table-cell>
          <table:table-cell office:value-type="float" office:value="15232" calcext:value-type="float">
            <text:p>1523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34088111" calcext:value-type="float">
            <text:p>34088111</text:p>
          </table:table-cell>
          <table:table-cell office:value-type="string" calcext:value-type="string">
            <text:p>CumulativeMemory:</text:p>
          </table:table-cell>
          <table:table-cell office:value-type="float" office:value="340881110" calcext:value-type="float">
            <text:p>34088111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0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3.amd.QY.case39-2136.tree.nf</text:p>
          </table:table-cell>
          <table:table-cell office:value-type="string" calcext:value-type="string">
            <text:p>23988.742612</text:p>
          </table:table-cell>
          <table:table-cell office:value-type="float" office:value="376471" calcext:value-type="float">
            <text:p>376471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2.amd.QY.case39-2136.tree.nf</text:p>
          </table:table-cell>
          <table:table-cell office:value-type="string" calcext:value-type="string">
            <text:p>23880.695279</text:p>
          </table:table-cell>
          <table:table-cell office:value-type="float" office:value="697917" calcext:value-type="float">
            <text:p>697917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Goodwin.rim-447.tree.nf</text:p>
          </table:table-cell>
          <table:table-cell office:value-type="string" calcext:value-type="string">
            <text:p>10184.262129</text:p>
          </table:table-cell>
          <table:table-cell office:value-type="float" office:value="74053" calcext:value-type="float">
            <text:p>74053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metis.CPM.cz40948-2567.tree.nf</text:p>
          </table:table-cell>
          <table:table-cell office:value-type="string" calcext:value-type="string">
            <text:p>77.330285</text:p>
          </table:table-cell>
          <table:table-cell office:value-type="float" office:value="403052" calcext:value-type="float">
            <text:p>403052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1.1.amd.QY.case39-2136.tree.nf</text:p>
          </table:table-cell>
          <table:table-cell office:value-type="string" calcext:value-type="string">
            <text:p>23826.192612</text:p>
          </table:table-cell>
          <table:table-cell office:value-type="float" office:value="1094347" calcext:value-type="float">
            <text:p>1094347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Wang.wang4-833.tree.nf</text:p>
          </table:table-cell>
          <table:table-cell office:value-type="string" calcext:value-type="string">
            <text:p>909534.803436</text:p>
          </table:table-cell>
          <table:table-cell office:value-type="float" office:value="75566" calcext:value-type="float">
            <text:p>7556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Dehghani.light_in_tissue-1873.tree.nf</text:p>
          </table:table-cell>
          <table:table-cell office:value-type="string" calcext:value-type="string">
            <text:p>68579.351629</text:p>
          </table:table-cell>
          <table:table-cell office:value-type="float" office:value="64217" calcext:value-type="float">
            <text:p>64217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Mancktelow.viscorocks-1879.tree.nf</text:p>
          </table:table-cell>
          <table:table-cell office:value-type="string" calcext:value-type="string">
            <text:p>43795.219026</text:p>
          </table:table-cell>
          <table:table-cell office:value-type="float" office:value="550446" calcext:value-type="float">
            <text:p>550446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2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QY.case39-2136.tree.nf</text:p>
          </table:table-cell>
          <table:table-cell office:value-type="string" calcext:value-type="string">
            <text:p>17013.032612</text:p>
          </table:table-cell>
          <table:table-cell office:value-type="float" office:value="1826677" calcext:value-type="float">
            <text:p>1826677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5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CPM.cz40948-2567.tree.nf</text:p>
          </table:table-cell>
          <table:table-cell office:value-type="string" calcext:value-type="string">
            <text:p>70.938630</text:p>
          </table:table-cell>
          <table:table-cell office:value-type="float" office:value="665278" calcext:value-type="float">
            <text:p>665278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TSOPF.TSOPF_RS_b300_c3-2239.tree.nf</text:p>
          </table:table-cell>
          <table:table-cell office:value-type="string" calcext:value-type="string">
            <text:p>950951.838526</text:p>
          </table:table-cell>
          <table:table-cell office:value-type="float" office:value="4996628" calcext:value-type="float">
            <text:p>4996628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FEMLAB.sme3Dc-932.tree.nf</text:p>
          </table:table-cell>
          <table:table-cell office:value-type="string" calcext:value-type="string">
            <text:p>1391215.534205</text:p>
          </table:table-cell>
          <table:table-cell office:value-type="float" office:value="56235" calcext:value-type="float">
            <text:p>56235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42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amd.Bova.rma10-374.tree.nf</text:p>
          </table:table-cell>
          <table:table-cell office:value-type="string" calcext:value-type="string">
            <text:p>224537.160168</text:p>
          </table:table-cell>
          <table:table-cell office:value-type="float" office:value="167080" calcext:value-type="float">
            <text:p>167080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3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1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89499.917033</text:p>
          </table:table-cell>
          <table:table-cell office:value-type="float" office:value="93744" calcext:value-type="float">
            <text:p>93744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ump.0.1.metis.Bova.rma10-374.tree.nf</text:p>
          </table:table-cell>
          <table:table-cell office:value-type="string" calcext:value-type="string">
            <text:p>89499.917033</text:p>
          </table:table-cell>
          <table:table-cell office:value-type="float" office:value="93464" calcext:value-type="float">
            <text:p>93464</text:p>
          </table:table-cell>
          <table:table-cell table:number-columns-repeated="7"/>
          <table:table-cell table:formula="of:=MOD(ROW();4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/>
          <table:table-cell table:formula="of:=MOD(ROW();4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#Nodes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nfigurati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emory:</text:p>
          </table:table-cell>
          <table:table-cell office:value-type="float" office:value="532626" calcext:value-type="float">
            <text:p>532626</text:p>
          </table:table-cell>
          <table:table-cell office:value-type="string" calcext:value-type="string">
            <text:p>CumulativeMemory:</text:p>
          </table:table-cell>
          <table:table-cell office:value-type="float" office:value="1541953250" calcext:value-type="float">
            <text:p>1541953250</text:p>
          </table:table-cell>
          <table:table-cell table:number-columns-repeated="3"/>
          <table:table-cell table:formula="of:=MOD(ROW();4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6.000000,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processors:</text:p>
          </table:table-cell>
          <table:table-cell office:value-type="string" calcext:value-type="string">
            <text:p>0.000000</text:p>
          </table:table-cell>
          <table:table-cell/>
          <table:table-cell table:formula="of:=MOD(ROW();4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MOD(ROW();4)" office:value-type="float" office:value="1" calcext:value-type="float">
            <text:p>1</text:p>
          </table:table-cell>
        </table:table-row>
      </table:table>
      <table:table table:name="Tabelle6" table:style-name="ta1">
        <table:table-column table:style-name="co11" table:default-cell-style-name="ce17"/>
        <table:table-column table:style-name="co12" table:default-cell-style-name="ce17"/>
        <table:table-column table:style-name="co4" table:number-columns-repeated="6" table:default-cell-style-name="ce17"/>
        <table:table-column table:style-name="co13" table:default-cell-style-name="ce17"/>
        <table:table-column table:style-name="co4" table:number-columns-repeated="1015" table:default-cell-style-name="ce17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9" office:value-type="string" calcext:value-type="string" table:number-columns-spanned="2" table:number-rows-spanned="1">
            <text:p>heterogeneous</text:p>
          </table:table-cell>
          <table:covered-table-cell table:style-name="ce23"/>
          <table:table-cell table:style-name="ce26" office:value-type="string" calcext:value-type="string" table:number-columns-spanned="2" table:number-rows-spanned="1">
            <text:p>homog many small</text:p>
          </table:table-cell>
          <table:covered-table-cell table:style-name="ce23"/>
          <table:table-cell table:style-name="ce28" office:value-type="string" calcext:value-type="string" table:number-columns-spanned="2" table:number-rows-spanned="1">
            <text:p>homog big</text:p>
          </table:table-cell>
          <table:covered-table-cell table:style-name="ce29"/>
          <table:table-cell table:style-name="ce19" office:value-type="string" calcext:value-type="string" table:number-columns-spanned="2" table:number-rows-spanned="1">
            <text:p>3 lvl hetero</text:p>
          </table:table-cell>
          <table:covered-table-cell table:style-name="ce23"/>
          <table:table-cell table:style-name="ce26" office:value-type="string" calcext:value-type="string" table:number-columns-spanned="2" table:number-rows-spanned="1">
            <text:p>many small</text:p>
          </table:table-cell>
          <table:covered-table-cell table:style-name="ce23"/>
          <table:table-cell table:style-name="ce26" office:value-type="string" calcext:value-type="string" table:number-columns-spanned="2" table:number-rows-spanned="1">
            <text:p>avgavg</text:p>
          </table:table-cell>
          <table:covered-table-cell table:style-name="ce23"/>
          <table:table-cell table:style-name="ce28" office:value-type="string" calcext:value-type="string" table:number-columns-spanned="2" table:number-rows-spanned="1">
            <text:p>few big</text:p>
          </table:table-cell>
          <table:covered-table-cell table:style-name="ce29"/>
          <table:table-cell table:number-columns-repeated="1001"/>
        </table:table-row>
        <table:table-row table:style-name="ro1">
          <table:table-cell table:number-columns-repeated="9"/>
          <table:table-cell table:style-name="ce20" office:value-type="string" calcext:value-type="string">
            <text:p>load p/proc</text:p>
          </table:table-cell>
          <table:table-cell office:value-type="string" calcext:value-type="string">
            <text:p>used proc</text:p>
          </table:table-cell>
          <table:table-cell table:style-name="ce27" office:value-type="string" calcext:value-type="string">
            <text:p>load p/proc</text:p>
          </table:table-cell>
          <table:table-cell office:value-type="string" calcext:value-type="string">
            <text:p>used proc</text:p>
          </table:table-cell>
          <table:table-cell table:style-name="ce27" office:value-type="string" calcext:value-type="string">
            <text:p>load p/proc</text:p>
          </table:table-cell>
          <table:table-cell table:style-name="ce30" office:value-type="string" calcext:value-type="string">
            <text:p>used proc</text:p>
          </table:table-cell>
          <table:table-cell table:style-name="ce20" office:value-type="string" calcext:value-type="string">
            <text:p>load p/proc</text:p>
          </table:table-cell>
          <table:table-cell office:value-type="string" calcext:value-type="string">
            <text:p>used proc</text:p>
          </table:table-cell>
          <table:table-cell table:style-name="ce27" office:value-type="string" calcext:value-type="string">
            <text:p>load p/proc</text:p>
          </table:table-cell>
          <table:table-cell office:value-type="string" calcext:value-type="string">
            <text:p>used proc</text:p>
          </table:table-cell>
          <table:table-cell table:style-name="ce27" office:value-type="string" calcext:value-type="string">
            <text:p>load p/proc</text:p>
          </table:table-cell>
          <table:table-cell office:value-type="string" calcext:value-type="string">
            <text:p>used proc</text:p>
          </table:table-cell>
          <table:table-cell table:style-name="ce27" office:value-type="string" calcext:value-type="string">
            <text:p>load p/proc</text:p>
          </table:table-cell>
          <table:table-cell table:style-name="ce30" office:value-type="string" calcext:value-type="string">
            <text:p>used proc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lvl hetero</text:p>
          </table:table-cell>
          <table:table-cell office:value-type="string" calcext:value-type="string">
            <text:p>many small</text:p>
          </table:table-cell>
          <table:table-cell office:value-type="string" calcext:value-type="string">
            <text:p>few big</text:p>
          </table:table-cell>
          <table:table-cell office:value-type="string" calcext:value-type="string">
            <text:p>3lvl hetero</text:p>
          </table:table-cell>
          <table:table-cell office:value-type="string" calcext:value-type="string">
            <text:p>many small</text:p>
          </table:table-cell>
          <table:table-cell office:value-type="string" calcext:value-type="string">
            <text:p>avgavg</text:p>
          </table:table-cell>
          <table:table-cell office:value-type="string" calcext:value-type="string">
            <text:p>few big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1.3.amd.QY.case39-2136.tree.nf</text:p>
          </table:table-cell>
          <table:table-cell table:number-columns-repeated="2" office:value-type="float" office:value="47020.623462" calcext:value-type="float">
            <text:p>47.020,62</text:p>
          </table:table-cell>
          <table:table-cell office:value-type="float" office:value="123538.960129" calcext:value-type="float">
            <text:p>123.538,96</text:p>
          </table:table-cell>
          <table:table-cell office:value-type="float" office:value="47020" calcext:value-type="float">
            <text:p>47.020,00</text:p>
          </table:table-cell>
          <table:table-cell office:value-type="float" office:value="47020.623462" calcext:value-type="float">
            <text:p>47.020,62</text:p>
          </table:table-cell>
          <table:table-cell office:value-type="float" office:value="104094.160129" calcext:value-type="float">
            <text:p>104.094,16</text:p>
          </table:table-cell>
          <table:table-cell office:value-type="float" office:value="123538.960129" calcext:value-type="float">
            <text:p>123.538,96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1.2.amd.QY.case39-2136.tree.nf</text:p>
          </table:table-cell>
          <table:table-cell table:number-columns-repeated="2" office:value-type="float" office:value="45922.251462" calcext:value-type="float">
            <text:p>45.922,25</text:p>
          </table:table-cell>
          <table:table-cell office:value-type="float" office:value="120332.904129" calcext:value-type="float">
            <text:p>120.332,90</text:p>
          </table:table-cell>
          <table:table-cell office:value-type="float" office:value="45922" calcext:value-type="float">
            <text:p>45.922,00</text:p>
          </table:table-cell>
          <table:table-cell office:value-type="float" office:value="45922.251462" calcext:value-type="float">
            <text:p>45.922,25</text:p>
          </table:table-cell>
          <table:table-cell office:value-type="float" office:value="101397.784129" calcext:value-type="float">
            <text:p>101.397,78</text:p>
          </table:table-cell>
          <table:table-cell office:value-type="float" office:value="120332.904129" calcext:value-type="float">
            <text:p>120.332,9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90" calcext:value-type="float">
            <text:p>9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0.1.metis.Goodwin.rim-447.tree.nf</text:p>
          </table:table-cell>
          <table:table-cell table:number-columns-repeated="2" office:value-type="float" office:value="18389.19755" calcext:value-type="float">
            <text:p>18.389,20</text:p>
          </table:table-cell>
          <table:table-cell office:value-type="float" office:value="30628.1877" calcext:value-type="float">
            <text:p>30.628,19</text:p>
          </table:table-cell>
          <table:table-cell table:number-columns-repeated="2" office:value-type="float" office:value="18389.19755" calcext:value-type="float">
            <text:p>18.389,20</text:p>
          </table:table-cell>
          <table:table-cell office:value-type="float" office:value="26203.44785" calcext:value-type="float">
            <text:p>26.203,45</text:p>
          </table:table-cell>
          <table:table-cell office:value-type="float" office:value="30628.1877" calcext:value-type="float">
            <text:p>30.628,19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1.1.metis.CPM.cz40948-2567.tree.nf</text:p>
          </table:table-cell>
          <table:table-cell table:number-columns-repeated="2" office:value-type="float" office:value="449.701175" calcext:value-type="float">
            <text:p>449,70</text:p>
          </table:table-cell>
          <table:table-cell office:value-type="float" office:value="1485.264508" calcext:value-type="float">
            <text:p>1.485,26</text:p>
          </table:table-cell>
          <table:table-cell table:number-columns-repeated="2" office:value-type="float" office:value="449.701175" calcext:value-type="float">
            <text:p>449,70</text:p>
          </table:table-cell>
          <table:table-cell office:value-type="float" office:value="803.655011" calcext:value-type="float">
            <text:p>803,66</text:p>
          </table:table-cell>
          <table:table-cell office:value-type="float" office:value="1485.264508" calcext:value-type="float">
            <text:p>1.485,26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1.1.amd.QY.case39-2136.tree.nf</text:p>
          </table:table-cell>
          <table:table-cell table:number-columns-repeated="2" office:value-type="float" office:value="45357.919462" calcext:value-type="float">
            <text:p>45.357,92</text:p>
          </table:table-cell>
          <table:table-cell office:value-type="float" office:value="118655.412129" calcext:value-type="float">
            <text:p>118.655,41</text:p>
          </table:table-cell>
          <table:table-cell table:number-columns-repeated="2" office:value-type="float" office:value="45357.919462" calcext:value-type="float">
            <text:p>45.357,92</text:p>
          </table:table-cell>
          <table:table-cell office:value-type="float" office:value="99995.092129" calcext:value-type="float">
            <text:p>99.995,09</text:p>
          </table:table-cell>
          <table:table-cell office:value-type="float" office:value="118655.412129" calcext:value-type="float">
            <text:p>118.655,41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0.1.metis.Wang.wang4-833.tree.nf</text:p>
          </table:table-cell>
          <table:table-cell table:number-columns-repeated="2" office:value-type="float" office:value="909535.632396" calcext:value-type="float">
            <text:p>909.535,63</text:p>
          </table:table-cell>
          <table:table-cell office:value-type="float" office:value="1012048.096984" calcext:value-type="float">
            <text:p>1.012.048,10</text:p>
          </table:table-cell>
          <table:table-cell table:number-columns-repeated="2" office:value-type="float" office:value="909535.632396" calcext:value-type="float">
            <text:p>909.535,63</text:p>
          </table:table-cell>
          <table:table-cell office:value-type="float" office:value="915053.059063" calcext:value-type="float">
            <text:p>915.053,06</text:p>
          </table:table-cell>
          <table:table-cell office:value-type="float" office:value="1012048.096984" calcext:value-type="float">
            <text:p>1.012.048,1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0.1.amd.Dehghani.light_in_tissue-1873.tree.nf</text:p>
          </table:table-cell>
          <table:table-cell table:number-columns-repeated="2" office:value-type="float" office:value="68602.057904" calcext:value-type="float">
            <text:p>68.602,06</text:p>
          </table:table-cell>
          <table:table-cell office:value-type="float" office:value="101975.791557" calcext:value-type="float">
            <text:p>101.975,79</text:p>
          </table:table-cell>
          <table:table-cell table:number-columns-repeated="2" office:value-type="float" office:value="68602.057904" calcext:value-type="float">
            <text:p>68.602,06</text:p>
          </table:table-cell>
          <table:table-cell office:value-type="float" office:value="72956.119243" calcext:value-type="float">
            <text:p>72.956,12</text:p>
          </table:table-cell>
          <table:table-cell office:value-type="float" office:value="101975.791557" calcext:value-type="float">
            <text:p>101.975,79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dump.0.1.metis.Mancktelow.viscorocks-1879.tree.nf</text:p>
          </table:table-cell>
          <table:table-cell table:number-columns-repeated="2" office:value-type="float" office:value="106652.573849" calcext:value-type="float">
            <text:p>106.652,57</text:p>
          </table:table-cell>
          <table:table-cell office:value-type="float" office:value="106652.600516" calcext:value-type="float">
            <text:p>106.652,60</text:p>
          </table:table-cell>
          <table:table-cell table:number-columns-repeated="2" office:value-type="float" office:value="106652.573849" calcext:value-type="float">
            <text:p>106.652,57</text:p>
          </table:table-cell>
          <table:table-cell office:value-type="float" office:value="106652.593849" calcext:value-type="float">
            <text:p>106.652,59</text:p>
          </table:table-cell>
          <table:table-cell office:value-type="float" office:value="106652.600516" calcext:value-type="float">
            <text:p>106.652,60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0.1.amd.QY.case39-2136.tree.nf</text:p>
          </table:table-cell>
          <table:table-cell table:number-columns-repeated="2" office:value-type="float" office:value="33232.271462" calcext:value-type="float">
            <text:p>33.232,27</text:p>
          </table:table-cell>
          <table:table-cell office:value-type="float" office:value="85688.252129" calcext:value-type="float">
            <text:p>85.688,25</text:p>
          </table:table-cell>
          <table:table-cell table:number-columns-repeated="2" office:value-type="float" office:value="33232.271462" calcext:value-type="float">
            <text:p>33.232,27</text:p>
          </table:table-cell>
          <table:table-cell office:value-type="float" office:value="72339.852129" calcext:value-type="float">
            <text:p>72.339,85</text:p>
          </table:table-cell>
          <table:table-cell office:value-type="float" office:value="85688.252129" calcext:value-type="float">
            <text:p>85.688,25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0.1.metis.CPM.cz40948-2567.tree.nf</text:p>
          </table:table-cell>
          <table:table-cell table:number-columns-repeated="2" office:value-type="float" office:value="435.885175" calcext:value-type="float">
            <text:p>435,89</text:p>
          </table:table-cell>
          <table:table-cell office:value-type="float" office:value="1452.832508" calcext:value-type="float">
            <text:p>1.452,83</text:p>
          </table:table-cell>
          <table:table-cell table:number-columns-repeated="2" office:value-type="float" office:value="435.885175" calcext:value-type="float">
            <text:p>435,89</text:p>
          </table:table-cell>
          <table:table-cell office:value-type="float" office:value="780.427011" calcext:value-type="float">
            <text:p>780,43</text:p>
          </table:table-cell>
          <table:table-cell office:value-type="float" office:value="1452.832508" calcext:value-type="float">
            <text:p>1.452,83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ump.0.1.amd.TSOPF.TSOPF_RS_b300_c3-2239.tree.nf</text:p>
          </table:table-cell>
          <table:table-cell table:number-columns-repeated="2" office:value-type="float" office:value="977331.089163" calcext:value-type="float">
            <text:p>977.331,09</text:p>
          </table:table-cell>
          <table:table-cell office:value-type="float" office:value="979904.422496" calcext:value-type="float">
            <text:p>979.904,42</text:p>
          </table:table-cell>
          <table:table-cell table:number-columns-repeated="2" office:value-type="float" office:value="977331.089163" calcext:value-type="float">
            <text:p>977.331,09</text:p>
          </table:table-cell>
          <table:table-cell office:value-type="float" office:value="979261.089163" calcext:value-type="float">
            <text:p>979.261,09</text:p>
          </table:table-cell>
          <table:table-cell office:value-type="float" office:value="979904.422496" calcext:value-type="float">
            <text:p>979.904,42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float" office:value="90" calcext:value-type="float">
            <text:p>9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0.1.metis.FEMLAB.sme3Dc-932.tree.nf</text:p>
          </table:table-cell>
          <table:table-cell table:number-columns-repeated="2" office:value-type="float" office:value="1391215.534205" calcext:value-type="float">
            <text:p>1.391.215,53</text:p>
          </table:table-cell>
          <table:table-cell office:value-type="float" office:value="1879145.228195" calcext:value-type="float">
            <text:p>1.879.145,23</text:p>
          </table:table-cell>
          <table:table-cell table:number-columns-repeated="2" office:value-type="float" office:value="1391215.534205" calcext:value-type="float">
            <text:p>1.391.215,53</text:p>
          </table:table-cell>
          <table:table-cell office:value-type="float" office:value="1537164.330451" calcext:value-type="float">
            <text:p>1.537.164,33</text:p>
          </table:table-cell>
          <table:table-cell office:value-type="float" office:value="1879145.228195" calcext:value-type="float">
            <text:p>1.879.145,23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0.1.amd.Bova.rma10-374.tree.nf</text:p>
          </table:table-cell>
          <table:table-cell table:number-columns-repeated="2" office:value-type="float" office:value="234965.192963" calcext:value-type="float">
            <text:p>234.965,19</text:p>
          </table:table-cell>
          <table:table-cell office:value-type="float" office:value="358987.768565" calcext:value-type="float">
            <text:p>358.987,77</text:p>
          </table:table-cell>
          <table:table-cell table:number-columns-repeated="2" office:value-type="float" office:value="234965.192963" calcext:value-type="float">
            <text:p>234.965,19</text:p>
          </table:table-cell>
          <table:table-cell office:value-type="float" office:value="308946.778601" calcext:value-type="float">
            <text:p>308.946,78</text:p>
          </table:table-cell>
          <table:table-cell office:value-type="float" office:value="358987.768565" calcext:value-type="float">
            <text:p>358.987,77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ump.0.1.metis.Bova.rma10-374.tree.nf</text:p>
          </table:table-cell>
          <table:table-cell table:number-columns-repeated="2" office:value-type="float" office:value="108615.660412" calcext:value-type="float">
            <text:p>108.615,66</text:p>
          </table:table-cell>
          <table:table-cell office:value-type="float" office:value="189831.374694" calcext:value-type="float">
            <text:p>189.831,37</text:p>
          </table:table-cell>
          <table:table-cell table:number-columns-repeated="2" office:value-type="float" office:value="108615.660412" calcext:value-type="float">
            <text:p>108.615,66</text:p>
          </table:table-cell>
          <table:table-cell office:value-type="float" office:value="152019.04734" calcext:value-type="float">
            <text:p>152.019,05</text:p>
          </table:table-cell>
          <table:table-cell office:value-type="float" office:value="189831.374694" calcext:value-type="float">
            <text:p>189.831,37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ummem</text:p>
          </table:table-cell>
          <table:table-cell table:style-name="ce18" office:value-type="float" office:value="511321630" calcext:value-type="float">
            <text:p>511.321.630,00</text:p>
          </table:table-cell>
          <table:table-cell office:value-type="float" office:value="213050695" calcext:value-type="float">
            <text:p>213.050.695,00</text:p>
          </table:table-cell>
          <table:table-cell office:value-type="float" office:value="340881112" calcext:value-type="float">
            <text:p>340.881.112,00</text:p>
          </table:table-cell>
          <table:table-cell office:value-type="float" office:value="553931770" calcext:value-type="float">
            <text:p>553.931.770,00</text:p>
          </table:table-cell>
          <table:table-cell office:value-type="float" office:value="213050695" calcext:value-type="float">
            <text:p>213.050.695,00</text:p>
          </table:table-cell>
          <table:table-cell office:value-type="float" office:value="170440556" calcext:value-type="float">
            <text:p>170.440.556,00</text:p>
          </table:table-cell>
          <table:table-cell office:value-type="float" office:value="340881112" calcext:value-type="float">
            <text:p>340.881.112,00</text:p>
          </table:table-cell>
          <table:table-cell office:value-type="string" calcext:value-type="string">
            <text:p>avg </text:p>
          </table:table-cell>
          <table:table-cell table:style-name="ce22" table:formula="of:=AVERAGE([.J5:.J19])" office:value-type="float" office:value="1.53333333333333" calcext:value-type="float">
            <text:p>1,53</text:p>
          </table:table-cell>
          <table:table-cell table:style-name="ce25" table:formula="of:=AVERAGE([.K5:.K19])" office:value-type="float" office:value="59.3333333333333" calcext:value-type="float">
            <text:p>59,33</text:p>
          </table:table-cell>
          <table:table-cell table:style-name="ce25" table:formula="of:=AVERAGE([.L5:.L19])" office:value-type="float" office:value="10.1333333333333" calcext:value-type="float">
            <text:p>10,13</text:p>
          </table:table-cell>
          <table:table-cell table:style-name="ce25" table:formula="of:=AVERAGE([.M5:.M19])" office:value-type="float" office:value="59.3333333333333" calcext:value-type="float">
            <text:p>59,33</text:p>
          </table:table-cell>
          <table:table-cell table:style-name="ce25" table:formula="of:=AVERAGE([.N5:.N19])" office:value-type="float" office:value="0.933333333333333" calcext:value-type="float">
            <text:p>0,93</text:p>
          </table:table-cell>
          <table:table-cell table:style-name="ce32" table:formula="of:=AVERAGE([.O5:.O19])" office:value-type="float" office:value="92.6666666666667" calcext:value-type="float">
            <text:p>92,67</text:p>
          </table:table-cell>
          <table:table-cell table:style-name="ce22" table:formula="of:=AVERAGE([.P5:.P19])" office:value-type="float" office:value="1.46666666666667" calcext:value-type="float">
            <text:p>1,47</text:p>
          </table:table-cell>
          <table:table-cell table:style-name="ce25" table:formula="of:=AVERAGE([.Q5:.Q19])" office:value-type="float" office:value="59.3333333333333" calcext:value-type="float">
            <text:p>59,33</text:p>
          </table:table-cell>
          <table:table-cell table:style-name="ce25" table:formula="of:=AVERAGE([.R5:.R19])" office:value-type="float" office:value="10.1333333333333" calcext:value-type="float">
            <text:p>10,13</text:p>
          </table:table-cell>
          <table:table-cell table:style-name="ce25" table:formula="of:=AVERAGE([.S5:.S19])" office:value-type="float" office:value="59.3333333333333" calcext:value-type="float">
            <text:p>59,33</text:p>
          </table:table-cell>
          <table:table-cell table:style-name="ce25" table:formula="of:=AVERAGE([.T5:.T19])" office:value-type="float" office:value="5" calcext:value-type="float">
            <text:p>5,00</text:p>
          </table:table-cell>
          <table:table-cell table:style-name="ce25" table:formula="of:=AVERAGE([.U5:.U19])" office:value-type="float" office:value="76.3333333333333" calcext:value-type="float">
            <text:p>76,33</text:p>
          </table:table-cell>
          <table:table-cell table:style-name="ce25" table:formula="of:=AVERAGE([.V5:.V19])" office:value-type="float" office:value="0.933333333333333" calcext:value-type="float">
            <text:p>0,93</text:p>
          </table:table-cell>
          <table:table-cell table:style-name="ce32" table:formula="of:=AVERAGE([.W5:.W19])" office:value-type="float" office:value="92.6666666666667" calcext:value-type="float">
            <text:p>92,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Сcummem,GB</text:p>
          </table:table-cell>
          <table:table-cell table:style-name="ce18" table:formula="of:=[.B20]/1000000" office:value-type="float" office:value="511.32163" calcext:value-type="float">
            <text:p>511,32</text:p>
          </table:table-cell>
          <table:table-cell table:style-name="ce18" table:formula="of:=[.C20]/1000000" office:value-type="float" office:value="213.050695" calcext:value-type="float">
            <text:p>213,05</text:p>
          </table:table-cell>
          <table:table-cell table:style-name="ce18" table:formula="of:=[.D20]/1000000" office:value-type="float" office:value="340.881112" calcext:value-type="float">
            <text:p>340,88</text:p>
          </table:table-cell>
          <table:table-cell table:style-name="ce18" table:formula="of:=[.E20]/1000000" office:value-type="float" office:value="553.93177" calcext:value-type="float">
            <text:p>553,93</text:p>
          </table:table-cell>
          <table:table-cell table:style-name="ce18" table:formula="of:=[.F20]/1000000" office:value-type="float" office:value="213.050695" calcext:value-type="float">
            <text:p>213,05</text:p>
          </table:table-cell>
          <table:table-cell table:style-name="ce18" table:formula="of:=[.G20]/1000000" office:value-type="float" office:value="170.440556" calcext:value-type="float">
            <text:p>170,44</text:p>
          </table:table-cell>
          <table:table-cell table:style-name="ce18" table:formula="of:=[.H20]/1000000" office:value-type="float" office:value="340.881112" calcext:value-type="float">
            <text:p>340,88</text:p>
          </table:table-cell>
          <table:table-cell table:number-columns-repeated="1016"/>
        </table:table-row>
        <table:table-row table:style-name="ro1" table:number-rows-repeated="11">
          <table:table-cell/>
          <table:table-cell table:style-name="ce18"/>
          <table:table-cell table:number-columns-repeated="1022"/>
        </table:table-row>
        <table:table-row table:style-name="ro1" table:number-rows-repeated="2">
          <table:table-cell/>
          <table:table-cell table:style-name="ce18"/>
          <table:table-cell table:number-columns-repeated="18"/>
          <table:table-cell table:style-name="Default"/>
          <table:table-cell table:number-columns-repeated="1003"/>
        </table:table-row>
        <table:table-row table:style-name="ro1" table:number-rows-repeated="75">
          <table:table-cell/>
          <table:table-cell table:style-name="ce18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Tabelle4.L1:Tabelle4.L643" table:display-filter-buttons="true">
          <table:filter>
            <table:filter-and>
              <table:filter-condition table:data-type="number" table:value="1" table:operator="=" table:field-number="0"/>
            </table:filter-and>
          </table:filter>
        </table:database-range>
        <table:database-range table:name="__Anonymous_Sheet_DB__4" table:target-range-address="Tabelle5.L1:Tabelle5.L421" table:display-filter-buttons="true">
          <table:filter>
            <table:filter-and>
              <table:filter-condition table:data-type="number" table:value="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number:number-style style:name="N108">
      <number:number number:decimal-places="2" number:min-decimal-places="2" number:min-integer-digits="0"/>
    </number:number-style>
    <number:number-style style:name="N109">
      <number:number number:decimal-places="1" number:min-decimal-places="1" number:min-integer-digits="0"/>
    </number:number-style>
    <number:number-style style:name="N11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.00.0000</text:date>, <text:time style:data-style-name="N2" text:time-value="13:46:41.87703867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8:24:13.893703853</meta:creation-date>
    <dc:date>2021-12-15T12:58:55.970468172</dc:date>
    <meta:editing-duration>P1DT21M3S</meta:editing-duration>
    <meta:editing-cycles>8</meta:editing-cycles>
    <meta:generator>LibreOffice/7.2.2.2$Linux_X86_64 LibreOffice_project/20$Build-2</meta:generator>
    <meta:document-statistic meta:table-count="6" meta:cell-count="7243" meta:object-count="0"/>
  </office:meta>
</office:document-meta>
</file>